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377000" table:style-name="ce9">
            <text:p>14.377.000</text:p>
          </table:table-cell>
          <table:table-cell office:value-type="float" office:value="13900081" table:style-name="ce9">
            <text:p>13.900.081</text:p>
          </table:table-cell>
          <table:table-cell office:value-type="percentage" office:value="0.96682764137163524" table:style-name="ce10">
            <text:p>96,7%</text:p>
          </table:table-cell>
          <table:table-cell office:value-type="float" office:value="6903661" table:style-name="ce8">
            <text:p>6.903.661</text:p>
          </table:table-cell>
          <table:table-cell office:value-type="float" office:value="6795375" table:style-name="ce8">
            <text:p>6.795.375</text:p>
          </table:table-cell>
          <table:table-cell office:value-type="float" office:value="958291" table:style-name="ce8">
            <text:p>958.291</text:p>
          </table:table-cell>
          <table:table-cell office:value-type="date" office:date-value="2021-12-02T00:00:00" table:style-name="ce11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28490" table:style-name="ce7">
            <text:p>32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23016" table:style-name="ce14">
            <text:p>2.323.016</text:p>
          </table:table-cell>
          <table:table-cell office:value-type="float" office:value="2181840" table:style-name="ce14">
            <text:p>2.181.840</text:p>
          </table:table-cell>
          <table:table-cell office:value-type="percentage" office:value="0.9392272803975521" table:style-name="ce15">
            <text:p>93,9%</text:p>
          </table:table-cell>
          <table:table-cell office:value-type="float" office:value="1075919" table:style-name="ce13">
            <text:p>1.075.919</text:p>
          </table:table-cell>
          <table:table-cell office:value-type="float" office:value="1056486" table:style-name="ce13">
            <text:p>1.056.486</text:p>
          </table:table-cell>
          <table:table-cell office:value-type="float" office:value="177208" table:style-name="ce13">
            <text:p>177.208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30645" table:style-name="ce7">
            <text:p>1.430.645</text:p>
          </table:table-cell>
          <table:table-cell office:value-type="float" office:value="191040" table:style-name="ce7">
            <text:p>1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885585" table:style-name="ce14">
            <text:p>1.885.585</text:p>
          </table:table-cell>
          <table:table-cell office:value-type="float" office:value="1858886" table:style-name="ce14">
            <text:p>1.858.886</text:p>
          </table:table-cell>
          <table:table-cell office:value-type="percentage" office:value="0.98584046860788566" table:style-name="ce15">
            <text:p>98,6%</text:p>
          </table:table-cell>
          <table:table-cell office:value-type="float" office:value="875251" table:style-name="ce13">
            <text:p>875.251</text:p>
          </table:table-cell>
          <table:table-cell office:value-type="float" office:value="866863" table:style-name="ce13">
            <text:p>866.863</text:p>
          </table:table-cell>
          <table:table-cell office:value-type="float" office:value="191212" table:style-name="ce13">
            <text:p>191.212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738495" table:style-name="ce14">
            <text:p>1.738.495</text:p>
          </table:table-cell>
          <table:table-cell office:value-type="percentage" office:value="0.89808779330645006" table:style-name="ce15">
            <text:p>89,8%</text:p>
          </table:table-cell>
          <table:table-cell office:value-type="float" office:value="871614" table:style-name="ce13">
            <text:p>871.614</text:p>
          </table:table-cell>
          <table:table-cell office:value-type="float" office:value="853977" table:style-name="ce13">
            <text:p>853.977</text:p>
          </table:table-cell>
          <table:table-cell office:value-type="float" office:value="111646" table:style-name="ce13">
            <text:p>111.646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343937" table:style-name="ce14">
            <text:p>3.343.937</text:p>
          </table:table-cell>
          <table:table-cell office:value-type="percentage" office:value="0.9373859781907885" table:style-name="ce15">
            <text:p>93,7%</text:p>
          </table:table-cell>
          <table:table-cell office:value-type="float" office:value="1695234" table:style-name="ce13">
            <text:p>1.695.234</text:p>
          </table:table-cell>
          <table:table-cell office:value-type="float" office:value="1651388" table:style-name="ce13">
            <text:p>1.651.388</text:p>
          </table:table-cell>
          <table:table-cell office:value-type="float" office:value="171275" table:style-name="ce13">
            <text:p>171.275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23245" table:style-name="ce7">
            <text:p>823.24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93545" table:style-name="ce14">
            <text:p>1.093.545</text:p>
          </table:table-cell>
          <table:table-cell office:value-type="float" office:value="1009032" table:style-name="ce14">
            <text:p>1.009.032</text:p>
          </table:table-cell>
          <table:table-cell office:value-type="percentage" office:value="0.9227164862900018" table:style-name="ce15">
            <text:p>92,3%</text:p>
          </table:table-cell>
          <table:table-cell office:value-type="float" office:value="486145" table:style-name="ce13">
            <text:p>486.145</text:p>
          </table:table-cell>
          <table:table-cell office:value-type="float" office:value="480272" table:style-name="ce13">
            <text:p>480.272</text:p>
          </table:table-cell>
          <table:table-cell office:value-type="float" office:value="86700" table:style-name="ce13">
            <text:p>86.700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409670" table:style-name="ce7">
            <text:p>409.6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4840859" table:style-name="ce14">
            <text:p>4.840.859</text:p>
          </table:table-cell>
          <table:table-cell office:value-type="float" office:value="4163762" table:style-name="ce14">
            <text:p>4.163.762</text:p>
          </table:table-cell>
          <table:table-cell office:value-type="percentage" office:value="0.86012874987682975" table:style-name="ce15">
            <text:p>86,0%</text:p>
          </table:table-cell>
          <table:table-cell office:value-type="float" office:value="2016444" table:style-name="ce13">
            <text:p>2.016.444</text:p>
          </table:table-cell>
          <table:table-cell office:value-type="float" office:value="1978865" table:style-name="ce13">
            <text:p>1.978.865</text:p>
          </table:table-cell>
          <table:table-cell office:value-type="float" office:value="402876" table:style-name="ce13">
            <text:p>402.876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496270" table:style-name="ce7">
            <text:p>49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462900" table:style-name="ce14">
            <text:p>3.462.900</text:p>
          </table:table-cell>
          <table:table-cell office:value-type="float" office:value="3289838" table:style-name="ce14">
            <text:p>3.289.838</text:p>
          </table:table-cell>
          <table:table-cell office:value-type="percentage" office:value="0.95002396835022673" table:style-name="ce15">
            <text:p>95,0%</text:p>
          </table:table-cell>
          <table:table-cell office:value-type="float" office:value="1632952" table:style-name="ce13">
            <text:p>1.632.952</text:p>
          </table:table-cell>
          <table:table-cell office:value-type="float" office:value="1570780" table:style-name="ce13">
            <text:p>1.570.780</text:p>
          </table:table-cell>
          <table:table-cell office:value-type="float" office:value="257029" table:style-name="ce13">
            <text:p>257.029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004900" table:style-name="ce7">
            <text:p>2.0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364030" table:style-name="ce14">
            <text:p>12.364.030</text:p>
          </table:table-cell>
          <table:table-cell office:value-type="float" office:value="11984025" table:style-name="ce14">
            <text:p>11.984.025</text:p>
          </table:table-cell>
          <table:table-cell office:value-type="percentage" office:value="0.96926528000983503" table:style-name="ce15">
            <text:p>96,9%</text:p>
          </table:table-cell>
          <table:table-cell office:value-type="float" office:value="6065937" table:style-name="ce13">
            <text:p>6.065.937</text:p>
          </table:table-cell>
          <table:table-cell office:value-type="float" office:value="5922099" table:style-name="ce13">
            <text:p>5.922.099</text:p>
          </table:table-cell>
          <table:table-cell office:value-type="float" office:value="733058" table:style-name="ce13">
            <text:p>733.058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20187498838271" table:style-name="ce15">
            <text:p>92,0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871402" table:style-name="ce14">
            <text:p>1.871.402</text:p>
          </table:table-cell>
          <table:table-cell office:value-type="percentage" office:value="0.96930285269140004" table:style-name="ce15">
            <text:p>96,9%</text:p>
          </table:table-cell>
          <table:table-cell office:value-type="float" office:value="902290" table:style-name="ce13">
            <text:p>902.290</text:p>
          </table:table-cell>
          <table:table-cell office:value-type="float" office:value="888624" table:style-name="ce13">
            <text:p>888.624</text:p>
          </table:table-cell>
          <table:table-cell office:value-type="float" office:value="172143" table:style-name="ce13">
            <text:p>172.143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882275" table:style-name="ce14">
            <text:p>4.882.275</text:p>
          </table:table-cell>
          <table:table-cell office:value-type="percentage" office:value="0.95579473222712497" table:style-name="ce15">
            <text:p>95,6%</text:p>
          </table:table-cell>
          <table:table-cell office:value-type="float" office:value="2321090" table:style-name="ce13">
            <text:p>2.321.090</text:p>
          </table:table-cell>
          <table:table-cell office:value-type="float" office:value="2298111" table:style-name="ce13">
            <text:p>2.298.111</text:p>
          </table:table-cell>
          <table:table-cell office:value-type="float" office:value="469951" table:style-name="ce13">
            <text:p>469.951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33716" table:style-name="ce14">
            <text:p>533.716</text:p>
          </table:table-cell>
          <table:table-cell office:value-type="percentage" office:value="0.95767308744762747" table:style-name="ce15">
            <text:p>95,8%</text:p>
          </table:table-cell>
          <table:table-cell office:value-type="float" office:value="262296" table:style-name="ce13">
            <text:p>262.296</text:p>
          </table:table-cell>
          <table:table-cell office:value-type="float" office:value="257487" table:style-name="ce13">
            <text:p>257.487</text:p>
          </table:table-cell>
          <table:table-cell office:value-type="float" office:value="49416" table:style-name="ce13">
            <text:p>49.416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099835" table:style-name="ce7">
            <text:p>8.099.8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464185" table:style-name="ce14">
            <text:p>11.464.185</text:p>
          </table:table-cell>
          <table:table-cell office:value-type="float" office:value="10628425" table:style-name="ce14">
            <text:p>10.628.425</text:p>
          </table:table-cell>
          <table:table-cell office:value-type="percentage" office:value="0.92709817575344433" table:style-name="ce15">
            <text:p>92,7%</text:p>
          </table:table-cell>
          <table:table-cell office:value-type="float" office:value="5417838" table:style-name="ce13">
            <text:p>5.417.838</text:p>
          </table:table-cell>
          <table:table-cell office:value-type="float" office:value="5297204" table:style-name="ce13">
            <text:p>5.297.204</text:p>
          </table:table-cell>
          <table:table-cell office:value-type="float" office:value="635989" table:style-name="ce13">
            <text:p>635.989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410105" table:style-name="ce14">
            <text:p>2.410.105</text:p>
          </table:table-cell>
          <table:table-cell office:value-type="percentage" office:value="0.96128311745291017" table:style-name="ce15">
            <text:p>96,1%</text:p>
          </table:table-cell>
          <table:table-cell office:value-type="float" office:value="1204219" table:style-name="ce13">
            <text:p>1.204.219</text:p>
          </table:table-cell>
          <table:table-cell office:value-type="float" office:value="1174864" table:style-name="ce13">
            <text:p>1.174.864</text:p>
          </table:table-cell>
          <table:table-cell office:value-type="float" office:value="160858" table:style-name="ce13">
            <text:p>160.858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16375" table:style-name="ce14">
            <text:p>1.116.375</text:p>
          </table:table-cell>
          <table:table-cell office:value-type="float" office:value="1084900" table:style-name="ce14">
            <text:p>1.084.900</text:p>
          </table:table-cell>
          <table:table-cell office:value-type="percentage" office:value="0.9718060687493002" table:style-name="ce15">
            <text:p>97,2%</text:p>
          </table:table-cell>
          <table:table-cell office:value-type="float" office:value="532728" table:style-name="ce13">
            <text:p>532.728</text:p>
          </table:table-cell>
          <table:table-cell office:value-type="float" office:value="525192" table:style-name="ce13">
            <text:p>525.192</text:p>
          </table:table-cell>
          <table:table-cell office:value-type="float" office:value="96913" table:style-name="ce13">
            <text:p>96.913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689666" table:style-name="ce14">
            <text:p>3.689.666</text:p>
          </table:table-cell>
          <table:table-cell office:value-type="percentage" office:value="0.96594436808691664" table:style-name="ce15">
            <text:p>96,6%</text:p>
          </table:table-cell>
          <table:table-cell office:value-type="float" office:value="1827444" table:style-name="ce13">
            <text:p>1.827.444</text:p>
          </table:table-cell>
          <table:table-cell office:value-type="float" office:value="1794290" table:style-name="ce13">
            <text:p>1.794.290</text:p>
          </table:table-cell>
          <table:table-cell office:value-type="float" office:value="308409" table:style-name="ce13">
            <text:p>308.409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2055" table:style-name="ce14">
            <text:p>122.055</text:p>
          </table:table-cell>
          <table:table-cell office:value-type="percentage" office:value="0.85818245737387944" table:style-name="ce15">
            <text:p>85,8%</text:p>
          </table:table-cell>
          <table:table-cell office:value-type="float" office:value="63353" table:style-name="ce13">
            <text:p>63.353</text:p>
          </table:table-cell>
          <table:table-cell office:value-type="float" office:value="60770" table:style-name="ce13">
            <text:p>60.770</text:p>
          </table:table-cell>
          <table:table-cell office:value-type="float" office:value="6073" table:style-name="ce13">
            <text:p>6.073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0977" table:style-name="ce14">
            <text:p>110.977</text:p>
          </table:table-cell>
          <table:table-cell office:value-type="percentage" office:value="0.78651311126860379" table:style-name="ce15">
            <text:p>78,7%</text:p>
          </table:table-cell>
          <table:table-cell office:value-type="float" office:value="60280" table:style-name="ce13">
            <text:p>60.280</text:p>
          </table:table-cell>
          <table:table-cell office:value-type="float" office:value="57818" table:style-name="ce13">
            <text:p>57.818</text:p>
          </table:table-cell>
          <table:table-cell office:value-type="float" office:value="3792" table:style-name="ce13">
            <text:p>3.792</text:p>
          </table:table-cell>
          <table:table-cell office:value-type="date" office:date-value="2021-12-02T00:00:00" table:style-name="ce17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46" table:style-name="ce14">
            <text:p>177.746</text:p>
          </table:table-cell>
          <table:table-cell office:value-type="percentage" office:value="0.83748433362545827" table:style-name="ce15">
            <text:p>83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146" table:style-name="ce13">
            <text:p>146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915" table:style-name="ce14">
            <text:p>9.915</text:p>
          </table:table-cell>
          <table:table-cell office:value-type="float" office:value="7816" table:style-name="ce14">
            <text:p>7.816</text:p>
          </table:table-cell>
          <table:table-cell office:value-type="percentage" office:value="0.78830055471507821" table:style-name="ce15">
            <text:p>78,8%</text:p>
          </table:table-cell>
          <table:table-cell office:value-type="float" office:value="5982" table:style-name="ce13">
            <text:p>5.982</text:p>
          </table:table-cell>
          <table:table-cell office:value-type="float" office:value="5676" table:style-name="ce13">
            <text:p>5.676</text:p>
          </table:table-cell>
          <table:table-cell office:value-type="float" office:value="5" table:style-name="ce13">
            <text:p>5</text:p>
          </table:table-cell>
          <table:table-cell office:value-type="date" office:date-value="2021-12-01T00:00:00" table:style-name="ce17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565199" table:style-name="ce19">
            <text:p>58.565.199</text:p>
          </table:table-cell>
          <table:table-cell office:value-type="float" office:value="11968970" table:style-name="ce20">
            <text:p>11.968.97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590" table:style-name="ce22">
            <text:p>2.150.590</text:p>
          </table:table-cell>
          <table:table-cell office:value-type="float" office:value="81735879" table:style-name="ce23">
            <text:p>81.735.879</text:p>
          </table:table-cell>
          <table:table-cell office:value-type="float" office:value="77157350" table:style-name="ce23">
            <text:p>77.157.350</text:p>
          </table:table-cell>
          <table:table-cell office:value-type="percentage" office:value="0.94398385316196332" table:style-name="ce24">
            <text:p>94,4%</text:p>
          </table:table-cell>
          <table:table-cell office:value-type="float" office:value="38409145" table:style-name="ce23">
            <text:p>38.409.145</text:p>
          </table:table-cell>
          <table:table-cell office:value-type="float" office:value="37655150" table:style-name="ce23">
            <text:p>37.655.150</text:p>
          </table:table-cell>
          <table:table-cell office:value-type="float" office:value="5499256" table:style-name="ce23">
            <text:p>5.499.25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03661" table:style-name="ce31">
            <text:p>6.903.661</text:p>
          </table:table-cell>
          <table:table-cell office:value-type="percentage" office:value="0.92642031139395931" table:style-name="ce32">
            <text:p>92,6%</text:p>
          </table:table-cell>
          <table:table-cell office:value-type="float" office:value="6795375" table:style-name="ce31">
            <text:p>6.795.375</text:p>
          </table:table-cell>
          <table:table-cell office:value-type="percentage" office:value="0.91188913006283567" table:style-name="ce32">
            <text:p>91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5919" table:style-name="ce31">
            <text:p>1.075.919</text:p>
          </table:table-cell>
          <table:table-cell office:value-type="percentage" office:value="0.90784586384324473" table:style-name="ce32">
            <text:p>90,8%</text:p>
          </table:table-cell>
          <table:table-cell office:value-type="float" office:value="1056486" table:style-name="ce31">
            <text:p>1.056.486</text:p>
          </table:table-cell>
          <table:table-cell office:value-type="percentage" office:value="0.89144856193476851" table:style-name="ce32">
            <text:p>89,1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5251" table:style-name="ce31">
            <text:p>875.251</text:p>
          </table:table-cell>
          <table:table-cell office:value-type="percentage" office:value="0.9371728197171727" table:style-name="ce32">
            <text:p>93,7%</text:p>
          </table:table-cell>
          <table:table-cell office:value-type="float" office:value="866863" table:style-name="ce31">
            <text:p>866.863</text:p>
          </table:table-cell>
          <table:table-cell office:value-type="percentage" office:value="0.92819138969105719" table:style-name="ce32">
            <text:p>92,8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1614" table:style-name="ce31">
            <text:p>871.614</text:p>
          </table:table-cell>
          <table:table-cell office:value-type="percentage" office:value="0.84224736125511779" table:style-name="ce32">
            <text:p>84,2%</text:p>
          </table:table-cell>
          <table:table-cell office:value-type="float" office:value="853977" table:style-name="ce31">
            <text:p>853.977</text:p>
          </table:table-cell>
          <table:table-cell office:value-type="percentage" office:value="0.82520459150789427" table:style-name="ce32">
            <text:p>82,5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5234" table:style-name="ce31">
            <text:p>1.695.234</text:p>
          </table:table-cell>
          <table:table-cell office:value-type="percentage" office:value="0.86457388765864907" table:style-name="ce32">
            <text:p>86,5%</text:p>
          </table:table-cell>
          <table:table-cell office:value-type="float" office:value="1651388" table:style-name="ce31">
            <text:p>1.651.388</text:p>
          </table:table-cell>
          <table:table-cell office:value-type="percentage" office:value="0.84221231003675079" table:style-name="ce32">
            <text:p>84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6145" table:style-name="ce31">
            <text:p>486.145</text:p>
          </table:table-cell>
          <table:table-cell office:value-type="percentage" office:value="0.92753283078337889" table:style-name="ce32">
            <text:p>92,8%</text:p>
          </table:table-cell>
          <table:table-cell office:value-type="float" office:value="480272" table:style-name="ce31">
            <text:p>480.272</text:p>
          </table:table-cell>
          <table:table-cell office:value-type="percentage" office:value="0.91632753130443578" table:style-name="ce32">
            <text:p>91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6444" table:style-name="ce31">
            <text:p>2.016.444</text:p>
          </table:table-cell>
          <table:table-cell office:value-type="percentage" office:value="0.92656690191811342" table:style-name="ce32">
            <text:p>92,7%</text:p>
          </table:table-cell>
          <table:table-cell office:value-type="float" office:value="1978865" table:style-name="ce31">
            <text:p>1.978.865</text:p>
          </table:table-cell>
          <table:table-cell office:value-type="percentage" office:value="0.90929914858244887" table:style-name="ce32">
            <text:p>90,9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2952" table:style-name="ce31">
            <text:p>1.632.952</text:p>
          </table:table-cell>
          <table:table-cell office:value-type="percentage" office:value="0.9027899406452069" table:style-name="ce32">
            <text:p>90,3%</text:p>
          </table:table-cell>
          <table:table-cell office:value-type="float" office:value="1570780" table:style-name="ce31">
            <text:p>1.570.780</text:p>
          </table:table-cell>
          <table:table-cell office:value-type="percentage" office:value="0.86841767729037855" table:style-name="ce32">
            <text:p>86,8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65937" table:style-name="ce31">
            <text:p>6.065.937</text:p>
          </table:table-cell>
          <table:table-cell office:value-type="percentage" office:value="0.88317109178901509" table:style-name="ce32">
            <text:p>88,3%</text:p>
          </table:table-cell>
          <table:table-cell office:value-type="float" office:value="5922099" table:style-name="ce31">
            <text:p>5.922.099</text:p>
          </table:table-cell>
          <table:table-cell office:value-type="percentage" office:value="0.86222897460237957" table:style-name="ce32">
            <text:p>86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2290" table:style-name="ce31">
            <text:p>902.290</text:p>
          </table:table-cell>
          <table:table-cell office:value-type="percentage" office:value="0.94635513410954264" table:style-name="ce32">
            <text:p>94,6%</text:p>
          </table:table-cell>
          <table:table-cell office:value-type="float" office:value="888624" table:style-name="ce31">
            <text:p>888.624</text:p>
          </table:table-cell>
          <table:table-cell office:value-type="percentage" office:value="0.9320217277072318" table:style-name="ce32">
            <text:p>93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1090" table:style-name="ce31">
            <text:p>2.321.090</text:p>
          </table:table-cell>
          <table:table-cell office:value-type="percentage" office:value="0.94564792704981915" table:style-name="ce32">
            <text:p>94,6%</text:p>
          </table:table-cell>
          <table:table-cell office:value-type="float" office:value="2298111" table:style-name="ce31">
            <text:p>2.298.111</text:p>
          </table:table-cell>
          <table:table-cell office:value-type="percentage" office:value="0.93628592742219685" table:style-name="ce32">
            <text:p>93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296" table:style-name="ce31">
            <text:p>262.296</text:p>
          </table:table-cell>
          <table:table-cell office:value-type="percentage" office:value="0.92367503609536217" table:style-name="ce32">
            <text:p>92,4%</text:p>
          </table:table-cell>
          <table:table-cell office:value-type="float" office:value="257487" table:style-name="ce31">
            <text:p>257.487</text:p>
          </table:table-cell>
          <table:table-cell office:value-type="percentage" office:value="0.90674014860724728" table:style-name="ce32">
            <text:p>90,7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17838" table:style-name="ce31">
            <text:p>5.417.838</text:p>
          </table:table-cell>
          <table:table-cell office:value-type="percentage" office:value="0.90630563687773891" table:style-name="ce32">
            <text:p>90,6%</text:p>
          </table:table-cell>
          <table:table-cell office:value-type="float" office:value="5297204" table:style-name="ce31">
            <text:p>5.297.204</text:p>
          </table:table-cell>
          <table:table-cell office:value-type="percentage" office:value="0.88612576546055943" table:style-name="ce32">
            <text:p>88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4219" table:style-name="ce31">
            <text:p>1.204.219</text:p>
          </table:table-cell>
          <table:table-cell office:value-type="percentage" office:value="0.91915501966588231" table:style-name="ce32">
            <text:p>91,9%</text:p>
          </table:table-cell>
          <table:table-cell office:value-type="float" office:value="1174864" table:style-name="ce31">
            <text:p>1.174.864</text:p>
          </table:table-cell>
          <table:table-cell office:value-type="percentage" office:value="0.89674896594783604" table:style-name="ce32">
            <text:p>89,7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2728" table:style-name="ce31">
            <text:p>532.728</text:p>
          </table:table-cell>
          <table:table-cell office:value-type="percentage" office:value="0.91635733133340447" table:style-name="ce32">
            <text:p>91,6%</text:p>
          </table:table-cell>
          <table:table-cell office:value-type="float" office:value="525192" table:style-name="ce31">
            <text:p>525.192</text:p>
          </table:table-cell>
          <table:table-cell office:value-type="percentage" office:value="0.90339448941608724" table:style-name="ce32">
            <text:p>90,3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7444" table:style-name="ce31">
            <text:p>1.827.444</text:p>
          </table:table-cell>
          <table:table-cell office:value-type="percentage" office:value="0.92111718935473452" table:style-name="ce32">
            <text:p>92,1%</text:p>
          </table:table-cell>
          <table:table-cell office:value-type="float" office:value="1794290" table:style-name="ce31">
            <text:p>1.794.290</text:p>
          </table:table-cell>
          <table:table-cell office:value-type="percentage" office:value="0.90440602376177137" table:style-name="ce32">
            <text:p>90,4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353" table:style-name="ce31">
            <text:p>63.353</text:p>
          </table:table-cell>
          <table:table-cell office:value-type="percentage" office:value="0.89273585570351577" table:style-name="ce32">
            <text:p>89,3%</text:p>
          </table:table-cell>
          <table:table-cell office:value-type="float" office:value="60770" table:style-name="ce31">
            <text:p>60.770</text:p>
          </table:table-cell>
          <table:table-cell office:value-type="percentage" office:value="0.85633763122666107" table:style-name="ce32">
            <text:p>85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280" table:style-name="ce31">
            <text:p>60.280</text:p>
          </table:table-cell>
          <table:table-cell office:value-type="percentage" office:value="0.84988791292455623" table:style-name="ce32">
            <text:p>85,0%</text:p>
          </table:table-cell>
          <table:table-cell office:value-type="float" office:value="57818" table:style-name="ce31">
            <text:p>57.818</text:p>
          </table:table-cell>
          <table:table-cell office:value-type="percentage" office:value="0.81517616704498996" table:style-name="ce32">
            <text:p>81,5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982" table:style-name="ce31">
            <text:p>5.982</text:p>
          </table:table-cell>
          <table:table-cell office:value-type="string" table:style-name="ce32">
            <text:p>-</text:p>
          </table:table-cell>
          <table:table-cell office:value-type="float" office:value="5676" table:style-name="ce31">
            <text:p>5.676</text:p>
          </table:table-cell>
          <table:table-cell office:value-type="string" table:style-name="ce32">
            <text:p>-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409145" table:style-name="ce34">
            <text:p>38.409.145</text:p>
          </table:table-cell>
          <table:table-cell office:value-type="percentage" office:value="0.91190177490520086" table:style-name="ce24">
            <text:p>91,2%</text:p>
          </table:table-cell>
          <table:table-cell office:value-type="float" office:value="37655150" table:style-name="ce34">
            <text:p>37.655.150</text:p>
          </table:table-cell>
          <table:table-cell office:value-type="percentage" office:value="0.89400058551997375" table:style-name="ce24">
            <text:p>89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356" table:style-name="ce43">
            <text:p>434.356</text:p>
          </table:table-cell>
          <table:table-cell office:value-type="percentage" office:value="1" table:style-name="ce44">
            <text:p>100,0%</text:p>
          </table:table-cell>
          <table:table-cell office:value-type="float" office:value="654663" table:style-name="ce43">
            <text:p>654.663</text:p>
          </table:table-cell>
          <table:table-cell office:value-type="percentage" office:value="1" table:style-name="ce44">
            <text:p>100,0%</text:p>
          </table:table-cell>
          <table:table-cell office:value-type="float" office:value="932011" table:style-name="ce43">
            <text:p>932.011</text:p>
          </table:table-cell>
          <table:table-cell office:value-type="percentage" office:value="1" table:style-name="ce44">
            <text:p>100,0%</text:p>
          </table:table-cell>
          <table:table-cell office:value-type="float" office:value="1220060" table:style-name="ce43">
            <text:p>1.220.060</text:p>
          </table:table-cell>
          <table:table-cell office:value-type="percentage" office:value="0.9644582975302386" table:style-name="ce44">
            <text:p>96,4%</text:p>
          </table:table-cell>
          <table:table-cell office:value-type="float" office:value="1259089" table:style-name="ce43">
            <text:p>1.259.089</text:p>
          </table:table-cell>
          <table:table-cell office:value-type="percentage" office:value="0.90901470925858807" table:style-name="ce44">
            <text:p>90,9%</text:p>
          </table:table-cell>
          <table:table-cell office:value-type="float" office:value="941611" table:style-name="ce43">
            <text:p>941.611</text:p>
          </table:table-cell>
          <table:table-cell office:value-type="percentage" office:value="0.82581736634342406" table:style-name="ce44">
            <text:p>82,6%</text:p>
          </table:table-cell>
          <table:table-cell office:value-type="float" office:value="779920" table:style-name="ce43">
            <text:p>779.920</text:p>
          </table:table-cell>
          <table:table-cell office:value-type="percentage" office:value="0.83982288687502149" table:style-name="ce44">
            <text:p>84,0%</text:p>
          </table:table-cell>
          <table:table-cell office:value-type="float" office:value="681951" table:style-name="ce43">
            <text:p>681.951</text:p>
          </table:table-cell>
          <table:table-cell office:value-type="percentage" office:value="0.90575728476425377" table:style-name="ce44">
            <text:p>90,6%</text:p>
          </table:table-cell>
          <table:table-cell office:value-type="float" office:value="6903661" table:style-name="ce43">
            <text:p>6.903.66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642031139395931" table:style-name="ce44">
            <text:p>92,6%</text:p>
          </table:table-cell>
          <table:table-cell office:value-type="percentage" office:value="0.8156103242151167" table:style-name="ce44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70" table:style-name="ce46">
            <text:p>101.470</text:p>
          </table:table-cell>
          <table:table-cell office:value-type="percentage" office:value="1" table:style-name="ce47">
            <text:p>100,0%</text:p>
          </table:table-cell>
          <table:table-cell office:value-type="float" office:value="119499" table:style-name="ce46">
            <text:p>119.499</text:p>
          </table:table-cell>
          <table:table-cell office:value-type="percentage" office:value="1" table:style-name="ce47">
            <text:p>100,0%</text:p>
          </table:table-cell>
          <table:table-cell office:value-type="float" office:value="155011" table:style-name="ce46">
            <text:p>155.011</text:p>
          </table:table-cell>
          <table:table-cell office:value-type="percentage" office:value="0.99132809352356954" table:style-name="ce47">
            <text:p>99,1%</text:p>
          </table:table-cell>
          <table:table-cell office:value-type="float" office:value="186835" table:style-name="ce46">
            <text:p>186.835</text:p>
          </table:table-cell>
          <table:table-cell office:value-type="percentage" office:value="0.94234513229701511" table:style-name="ce47">
            <text:p>94,2%</text:p>
          </table:table-cell>
          <table:table-cell office:value-type="float" office:value="189338" table:style-name="ce46">
            <text:p>189.338</text:p>
          </table:table-cell>
          <table:table-cell office:value-type="percentage" office:value="0.88087539487212885" table:style-name="ce47">
            <text:p>88,1%</text:p>
          </table:table-cell>
          <table:table-cell office:value-type="float" office:value="127814" table:style-name="ce46">
            <text:p>127.814</text:p>
          </table:table-cell>
          <table:table-cell office:value-type="percentage" office:value="0.77799690783146469" table:style-name="ce47">
            <text:p>77,8%</text:p>
          </table:table-cell>
          <table:table-cell office:value-type="float" office:value="106190" table:style-name="ce46">
            <text:p>106.190</text:p>
          </table:table-cell>
          <table:table-cell office:value-type="percentage" office:value="0.81433424590302217" table:style-name="ce47">
            <text:p>81,4%</text:p>
          </table:table-cell>
          <table:table-cell office:value-type="float" office:value="89762" table:style-name="ce46">
            <text:p>89.762</text:p>
          </table:table-cell>
          <table:table-cell office:value-type="percentage" office:value="0.87055446178316154" table:style-name="ce47">
            <text:p>87,1%</text:p>
          </table:table-cell>
          <table:table-cell office:value-type="float" office:value="1075919" table:style-name="ce46">
            <text:p>1.075.91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784586384324473" table:style-name="ce47">
            <text:p>90,8%</text:p>
          </table:table-cell>
          <table:table-cell office:value-type="percentage" office:value="0.80933224310981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10" table:style-name="ce46">
            <text:p>89.010</text:p>
          </table:table-cell>
          <table:table-cell office:value-type="percentage" office:value="1" table:style-name="ce47">
            <text:p>100,0%</text:p>
          </table:table-cell>
          <table:table-cell office:value-type="float" office:value="114415" table:style-name="ce46">
            <text:p>114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48329" table:style-name="ce46">
            <text:p>148.329</text:p>
          </table:table-cell>
          <table:table-cell office:value-type="percentage" office:value="0.99115949001683912" table:style-name="ce47">
            <text:p>99,1%</text:p>
          </table:table-cell>
          <table:table-cell office:value-type="float" office:value="153395" table:style-name="ce46">
            <text:p>153.395</text:p>
          </table:table-cell>
          <table:table-cell office:value-type="percentage" office:value="0.9431276706938424" table:style-name="ce47">
            <text:p>94,3%</text:p>
          </table:table-cell>
          <table:table-cell office:value-type="float" office:value="151013" table:style-name="ce46">
            <text:p>151.013</text:p>
          </table:table-cell>
          <table:table-cell office:value-type="percentage" office:value="0.90430736617702534" table:style-name="ce47">
            <text:p>90,4%</text:p>
          </table:table-cell>
          <table:table-cell office:value-type="float" office:value="91335" table:style-name="ce46">
            <text:p>91.335</text:p>
          </table:table-cell>
          <table:table-cell office:value-type="percentage" office:value="0.79802710330184967" table:style-name="ce47">
            <text:p>79,8%</text:p>
          </table:table-cell>
          <table:table-cell office:value-type="float" office:value="66959" table:style-name="ce46">
            <text:p>66.959</text:p>
          </table:table-cell>
          <table:table-cell office:value-type="percentage" office:value="0.84639304268685767" table:style-name="ce47">
            <text:p>84,6%</text:p>
          </table:table-cell>
          <table:table-cell office:value-type="float" office:value="60795" table:style-name="ce46">
            <text:p>60.795</text:p>
          </table:table-cell>
          <table:table-cell office:value-type="percentage" office:value="0.94992187500000003" table:style-name="ce47">
            <text:p>95,0%</text:p>
          </table:table-cell>
          <table:table-cell office:value-type="float" office:value="875251" table:style-name="ce46">
            <text:p>875.25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1728197171727" table:style-name="ce47">
            <text:p>93,7%</text:p>
          </table:table-cell>
          <table:table-cell office:value-type="percentage" office:value="0.85911341363821969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36" table:style-name="ce46">
            <text:p>51.636</text:p>
          </table:table-cell>
          <table:table-cell office:value-type="percentage" office:value="1" table:style-name="ce47">
            <text:p>100,0%</text:p>
          </table:table-cell>
          <table:table-cell office:value-type="float" office:value="79533" table:style-name="ce46">
            <text:p>79.533</text:p>
          </table:table-cell>
          <table:table-cell office:value-type="percentage" office:value="0.9877912464603309" table:style-name="ce47">
            <text:p>98,8%</text:p>
          </table:table-cell>
          <table:table-cell office:value-type="float" office:value="111062" table:style-name="ce46">
            <text:p>111.062</text:p>
          </table:table-cell>
          <table:table-cell office:value-type="percentage" office:value="0.94737740017572147" table:style-name="ce47">
            <text:p>94,7%</text:p>
          </table:table-cell>
          <table:table-cell office:value-type="float" office:value="151587" table:style-name="ce46">
            <text:p>151.587</text:p>
          </table:table-cell>
          <table:table-cell office:value-type="percentage" office:value="0.91429277972460299" table:style-name="ce47">
            <text:p>91,4%</text:p>
          </table:table-cell>
          <table:table-cell office:value-type="float" office:value="170193" table:style-name="ce46">
            <text:p>170.193</text:p>
          </table:table-cell>
          <table:table-cell office:value-type="percentage" office:value="0.82549036726616609" table:style-name="ce47">
            <text:p>82,5%</text:p>
          </table:table-cell>
          <table:table-cell office:value-type="float" office:value="130340" table:style-name="ce46">
            <text:p>130.340</text:p>
          </table:table-cell>
          <table:table-cell office:value-type="percentage" office:value="0.71541877301893109" table:style-name="ce47">
            <text:p>71,5%</text:p>
          </table:table-cell>
          <table:table-cell office:value-type="float" office:value="100115" table:style-name="ce46">
            <text:p>100.115</text:p>
          </table:table-cell>
          <table:table-cell office:value-type="percentage" office:value="0.72577605080396113" table:style-name="ce47">
            <text:p>72,6%</text:p>
          </table:table-cell>
          <table:table-cell office:value-type="float" office:value="77148" table:style-name="ce46">
            <text:p>77.148</text:p>
          </table:table-cell>
          <table:table-cell office:value-type="percentage" office:value="0.80800167574361126" table:style-name="ce47">
            <text:p>80,8%</text:p>
          </table:table-cell>
          <table:table-cell office:value-type="float" office:value="871614" table:style-name="ce46">
            <text:p>871.61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224736125511779" table:style-name="ce47">
            <text:p>84,2%</text:p>
          </table:table-cell>
          <table:table-cell office:value-type="percentage" office:value="0.74398805677640512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515" table:style-name="ce46">
            <text:p>93.515</text:p>
          </table:table-cell>
          <table:table-cell office:value-type="percentage" office:value="1" table:style-name="ce47">
            <text:p>100,0%</text:p>
          </table:table-cell>
          <table:table-cell office:value-type="float" office:value="152503" table:style-name="ce46">
            <text:p>152.503</text:p>
          </table:table-cell>
          <table:table-cell office:value-type="percentage" office:value="0.98687641961807016" table:style-name="ce47">
            <text:p>98,7%</text:p>
          </table:table-cell>
          <table:table-cell office:value-type="float" office:value="225598" table:style-name="ce46">
            <text:p>225.598</text:p>
          </table:table-cell>
          <table:table-cell office:value-type="percentage" office:value="0.95961580998077345" table:style-name="ce47">
            <text:p>96,0%</text:p>
          </table:table-cell>
          <table:table-cell office:value-type="float" office:value="322199" table:style-name="ce46">
            <text:p>322.199</text:p>
          </table:table-cell>
          <table:table-cell office:value-type="percentage" office:value="0.91922387821244356" table:style-name="ce47">
            <text:p>91,9%</text:p>
          </table:table-cell>
          <table:table-cell office:value-type="float" office:value="320050" table:style-name="ce46">
            <text:p>320.050</text:p>
          </table:table-cell>
          <table:table-cell office:value-type="percentage" office:value="0.82503273837143354" table:style-name="ce47">
            <text:p>82,5%</text:p>
          </table:table-cell>
          <table:table-cell office:value-type="float" office:value="232472" table:style-name="ce46">
            <text:p>232.472</text:p>
          </table:table-cell>
          <table:table-cell office:value-type="percentage" office:value="0.74765705905433311" table:style-name="ce47">
            <text:p>74,8%</text:p>
          </table:table-cell>
          <table:table-cell office:value-type="float" office:value="191727" table:style-name="ce46">
            <text:p>191.727</text:p>
          </table:table-cell>
          <table:table-cell office:value-type="percentage" office:value="0.76158301158301156" table:style-name="ce47">
            <text:p>76,2%</text:p>
          </table:table-cell>
          <table:table-cell office:value-type="float" office:value="157170" table:style-name="ce46">
            <text:p>157.170</text:p>
          </table:table-cell>
          <table:table-cell office:value-type="percentage" office:value="0.87415251644910652" table:style-name="ce47">
            <text:p>87,4%</text:p>
          </table:table-cell>
          <table:table-cell office:value-type="float" office:value="1695234" table:style-name="ce46">
            <text:p>1.695.23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457388765864907" table:style-name="ce47">
            <text:p>86,5%</text:p>
          </table:table-cell>
          <table:table-cell office:value-type="percentage" office:value="0.77907692816753316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3" table:style-name="ce46">
            <text:p>42.473</text:p>
          </table:table-cell>
          <table:table-cell office:value-type="percentage" office:value="1" table:style-name="ce47">
            <text:p>100,0%</text:p>
          </table:table-cell>
          <table:table-cell office:value-type="float" office:value="56058" table:style-name="ce46">
            <text:p>56.058</text:p>
          </table:table-cell>
          <table:table-cell office:value-type="percentage" office:value="1" table:style-name="ce47">
            <text:p>100,0%</text:p>
          </table:table-cell>
          <table:table-cell office:value-type="float" office:value="76867" table:style-name="ce46">
            <text:p>76.867</text:p>
          </table:table-cell>
          <table:table-cell office:value-type="percentage" office:value="0.99381989786023661" table:style-name="ce47">
            <text:p>99,4%</text:p>
          </table:table-cell>
          <table:table-cell office:value-type="float" office:value="84597" table:style-name="ce46">
            <text:p>84.597</text:p>
          </table:table-cell>
          <table:table-cell office:value-type="percentage" office:value="0.94034280378818191" table:style-name="ce47">
            <text:p>94,0%</text:p>
          </table:table-cell>
          <table:table-cell office:value-type="float" office:value="88496" table:style-name="ce46">
            <text:p>88.496</text:p>
          </table:table-cell>
          <table:table-cell office:value-type="percentage" office:value="0.90515398541459968" table:style-name="ce47">
            <text:p>90,5%</text:p>
          </table:table-cell>
          <table:table-cell office:value-type="float" office:value="55372" table:style-name="ce46">
            <text:p>55.372</text:p>
          </table:table-cell>
          <table:table-cell office:value-type="percentage" office:value="0.78571935351127387" table:style-name="ce47">
            <text:p>78,6%</text:p>
          </table:table-cell>
          <table:table-cell office:value-type="float" office:value="41920" table:style-name="ce46">
            <text:p>41.920</text:p>
          </table:table-cell>
          <table:table-cell office:value-type="percentage" office:value="0.83001683001683002" table:style-name="ce47">
            <text:p>83,0%</text:p>
          </table:table-cell>
          <table:table-cell office:value-type="float" office:value="40362" table:style-name="ce46">
            <text:p>40.362</text:p>
          </table:table-cell>
          <table:table-cell office:value-type="percentage" office:value="0.91809021222391551" table:style-name="ce47">
            <text:p>91,8%</text:p>
          </table:table-cell>
          <table:table-cell office:value-type="float" office:value="486145" table:style-name="ce46">
            <text:p>486.14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753283078337889" table:style-name="ce47">
            <text:p>92,8%</text:p>
          </table:table-cell>
          <table:table-cell office:value-type="percentage" office:value="0.83400382566627496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691" table:style-name="ce46">
            <text:p>229.691</text:p>
          </table:table-cell>
          <table:table-cell office:value-type="percentage" office:value="1" table:style-name="ce47">
            <text:p>100,0%</text:p>
          </table:table-cell>
          <table:table-cell office:value-type="float" office:value="251638" table:style-name="ce46">
            <text:p>251.638</text:p>
          </table:table-cell>
          <table:table-cell office:value-type="percentage" office:value="1" table:style-name="ce47">
            <text:p>100,0%</text:p>
          </table:table-cell>
          <table:table-cell office:value-type="float" office:value="321623" table:style-name="ce46">
            <text:p>321.623</text:p>
          </table:table-cell>
          <table:table-cell office:value-type="percentage" office:value="1" table:style-name="ce47">
            <text:p>100,0%</text:p>
          </table:table-cell>
          <table:table-cell office:value-type="float" office:value="354168" table:style-name="ce46">
            <text:p>354.168</text:p>
          </table:table-cell>
          <table:table-cell office:value-type="percentage" office:value="0.92914802912048267" table:style-name="ce47">
            <text:p>92,9%</text:p>
          </table:table-cell>
          <table:table-cell office:value-type="float" office:value="322188" table:style-name="ce46">
            <text:p>322.188</text:p>
          </table:table-cell>
          <table:table-cell office:value-type="percentage" office:value="0.88682511939004416" table:style-name="ce47">
            <text:p>88,7%</text:p>
          </table:table-cell>
          <table:table-cell office:value-type="float" office:value="214538" table:style-name="ce46">
            <text:p>214.538</text:p>
          </table:table-cell>
          <table:table-cell office:value-type="percentage" office:value="0.80116362875910718" table:style-name="ce47">
            <text:p>80,1%</text:p>
          </table:table-cell>
          <table:table-cell office:value-type="float" office:value="175743" table:style-name="ce46">
            <text:p>175.743</text:p>
          </table:table-cell>
          <table:table-cell office:value-type="percentage" office:value="0.8328815294351819" table:style-name="ce47">
            <text:p>83,3%</text:p>
          </table:table-cell>
          <table:table-cell office:value-type="float" office:value="146855" table:style-name="ce46">
            <text:p>146.855</text:p>
          </table:table-cell>
          <table:table-cell office:value-type="percentage" office:value="0.88818932878518464" table:style-name="ce47">
            <text:p>88,8%</text:p>
          </table:table-cell>
          <table:table-cell office:value-type="float" office:value="2016444" table:style-name="ce46">
            <text:p>2.016.4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656690191811342" table:style-name="ce47">
            <text:p>92,7%</text:p>
          </table:table-cell>
          <table:table-cell office:value-type="percentage" office:value="0.84196786695828418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758" table:style-name="ce46">
            <text:p>138.758</text:p>
          </table:table-cell>
          <table:table-cell office:value-type="percentage" office:value="1" table:style-name="ce47">
            <text:p>100,0%</text:p>
          </table:table-cell>
          <table:table-cell office:value-type="float" office:value="159038" table:style-name="ce46">
            <text:p>159.038</text:p>
          </table:table-cell>
          <table:table-cell office:value-type="percentage" office:value="0.99960402511612123" table:style-name="ce47">
            <text:p>100,0%</text:p>
          </table:table-cell>
          <table:table-cell office:value-type="float" office:value="223705" table:style-name="ce46">
            <text:p>223.705</text:p>
          </table:table-cell>
          <table:table-cell office:value-type="percentage" office:value="1" table:style-name="ce47">
            <text:p>100,0%</text:p>
          </table:table-cell>
          <table:table-cell office:value-type="float" office:value="287434" table:style-name="ce46">
            <text:p>287.434</text:p>
          </table:table-cell>
          <table:table-cell office:value-type="percentage" office:value="0.93481159627680677" table:style-name="ce47">
            <text:p>93,5%</text:p>
          </table:table-cell>
          <table:table-cell office:value-type="float" office:value="288652" table:style-name="ce46">
            <text:p>288.652</text:p>
          </table:table-cell>
          <table:table-cell office:value-type="percentage" office:value="0.87310234267479314" table:style-name="ce47">
            <text:p>87,3%</text:p>
          </table:table-cell>
          <table:table-cell office:value-type="float" office:value="207736" table:style-name="ce46">
            <text:p>207.736</text:p>
          </table:table-cell>
          <table:table-cell office:value-type="percentage" office:value="0.78125317317347431" table:style-name="ce47">
            <text:p>78,1%</text:p>
          </table:table-cell>
          <table:table-cell office:value-type="float" office:value="175415" table:style-name="ce46">
            <text:p>175.415</text:p>
          </table:table-cell>
          <table:table-cell office:value-type="percentage" office:value="0.80432759102935036" table:style-name="ce47">
            <text:p>80,4%</text:p>
          </table:table-cell>
          <table:table-cell office:value-type="float" office:value="152214" table:style-name="ce46">
            <text:p>152.214</text:p>
          </table:table-cell>
          <table:table-cell office:value-type="percentage" office:value="0.87493389740877847" table:style-name="ce47">
            <text:p>87,5%</text:p>
          </table:table-cell>
          <table:table-cell office:value-type="float" office:value="1632952" table:style-name="ce46">
            <text:p>1.632.95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27899406452069" table:style-name="ce47">
            <text:p>90,3%</text:p>
          </table:table-cell>
          <table:table-cell office:value-type="percentage" office:value="0.79842325108142342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547" table:style-name="ce46">
            <text:p>459.547</text:p>
          </table:table-cell>
          <table:table-cell office:value-type="percentage" office:value="1" table:style-name="ce47">
            <text:p>100,0%</text:p>
          </table:table-cell>
          <table:table-cell office:value-type="float" office:value="619564" table:style-name="ce46">
            <text:p>619.564</text:p>
          </table:table-cell>
          <table:table-cell office:value-type="percentage" office:value="0.97524288043923113" table:style-name="ce47">
            <text:p>97,5%</text:p>
          </table:table-cell>
          <table:table-cell office:value-type="float" office:value="803125" table:style-name="ce46">
            <text:p>803.125</text:p>
          </table:table-cell>
          <table:table-cell office:value-type="percentage" office:value="0.95885905174883956" table:style-name="ce47">
            <text:p>95,9%</text:p>
          </table:table-cell>
          <table:table-cell office:value-type="float" office:value="1032234" table:style-name="ce46">
            <text:p>1.032.234</text:p>
          </table:table-cell>
          <table:table-cell office:value-type="percentage" office:value="0.94545970799978019" table:style-name="ce47">
            <text:p>94,5%</text:p>
          </table:table-cell>
          <table:table-cell office:value-type="float" office:value="1142013" table:style-name="ce46">
            <text:p>1.142.013</text:p>
          </table:table-cell>
          <table:table-cell office:value-type="percentage" office:value="0.86729346005900865" table:style-name="ce47">
            <text:p>86,7%</text:p>
          </table:table-cell>
          <table:table-cell office:value-type="float" office:value="798692" table:style-name="ce46">
            <text:p>798.692</text:p>
          </table:table-cell>
          <table:table-cell office:value-type="percentage" office:value="0.76455317177394955" table:style-name="ce47">
            <text:p>76,5%</text:p>
          </table:table-cell>
          <table:table-cell office:value-type="float" office:value="661868" table:style-name="ce46">
            <text:p>661.868</text:p>
          </table:table-cell>
          <table:table-cell office:value-type="percentage" office:value="0.78893835636849097" table:style-name="ce47">
            <text:p>78,9%</text:p>
          </table:table-cell>
          <table:table-cell office:value-type="float" office:value="548894" table:style-name="ce46">
            <text:p>548.894</text:p>
          </table:table-cell>
          <table:table-cell office:value-type="percentage" office:value="0.83651697893520849" table:style-name="ce47">
            <text:p>83,7%</text:p>
          </table:table-cell>
          <table:table-cell office:value-type="float" office:value="6065937" table:style-name="ce46">
            <text:p>6.065.93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317109178901509" table:style-name="ce47">
            <text:p>88,3%</text:p>
          </table:table-cell>
          <table:table-cell office:value-type="percentage" office:value="0.77963541833349848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26" table:style-name="ce46">
            <text:p>78.326</text:p>
          </table:table-cell>
          <table:table-cell office:value-type="percentage" office:value="1" table:style-name="ce47">
            <text:p>100,0%</text:p>
          </table:table-cell>
          <table:table-cell office:value-type="float" office:value="96022" table:style-name="ce46">
            <text:p>96.022</text:p>
          </table:table-cell>
          <table:table-cell office:value-type="percentage" office:value="1" table:style-name="ce47">
            <text:p>100,0%</text:p>
          </table:table-cell>
          <table:table-cell office:value-type="float" office:value="133050" table:style-name="ce46">
            <text:p>133.050</text:p>
          </table:table-cell>
          <table:table-cell office:value-type="percentage" office:value="1" table:style-name="ce47">
            <text:p>100,0%</text:p>
          </table:table-cell>
          <table:table-cell office:value-type="float" office:value="161794" table:style-name="ce46">
            <text:p>161.794</text:p>
          </table:table-cell>
          <table:table-cell office:value-type="percentage" office:value="0.9561388993948563" table:style-name="ce47">
            <text:p>95,6%</text:p>
          </table:table-cell>
          <table:table-cell office:value-type="float" office:value="146642" table:style-name="ce46">
            <text:p>146.642</text:p>
          </table:table-cell>
          <table:table-cell office:value-type="percentage" office:value="0.91942016627584733" table:style-name="ce47">
            <text:p>91,9%</text:p>
          </table:table-cell>
          <table:table-cell office:value-type="float" office:value="113754" table:style-name="ce46">
            <text:p>113.754</text:p>
          </table:table-cell>
          <table:table-cell office:value-type="percentage" office:value="0.85222394533971635" table:style-name="ce47">
            <text:p>85,2%</text:p>
          </table:table-cell>
          <table:table-cell office:value-type="float" office:value="94280" table:style-name="ce46">
            <text:p>94.280</text:p>
          </table:table-cell>
          <table:table-cell office:value-type="percentage" office:value="0.83198023296858459" table:style-name="ce47">
            <text:p>83,2%</text:p>
          </table:table-cell>
          <table:table-cell office:value-type="float" office:value="78422" table:style-name="ce46">
            <text:p>78.422</text:p>
          </table:table-cell>
          <table:table-cell office:value-type="percentage" office:value="0.92533333333333334" table:style-name="ce47">
            <text:p>92,5%</text:p>
          </table:table-cell>
          <table:table-cell office:value-type="float" office:value="902290" table:style-name="ce46">
            <text:p>902.29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635513410954264" table:style-name="ce47">
            <text:p>94,6%</text:p>
          </table:table-cell>
          <table:table-cell office:value-type="percentage" office:value="0.84802727852877902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585" table:style-name="ce46">
            <text:p>242.585</text:p>
          </table:table-cell>
          <table:table-cell office:value-type="percentage" office:value="1" table:style-name="ce47">
            <text:p>100,0%</text:p>
          </table:table-cell>
          <table:table-cell office:value-type="float" office:value="291650" table:style-name="ce46">
            <text:p>291.650</text:p>
          </table:table-cell>
          <table:table-cell office:value-type="percentage" office:value="1" table:style-name="ce47">
            <text:p>100,0%</text:p>
          </table:table-cell>
          <table:table-cell office:value-type="float" office:value="346896" table:style-name="ce46">
            <text:p>346.896</text:p>
          </table:table-cell>
          <table:table-cell office:value-type="percentage" office:value="0.99991064402597662" table:style-name="ce47">
            <text:p>100,0%</text:p>
          </table:table-cell>
          <table:table-cell office:value-type="float" office:value="392034" table:style-name="ce46">
            <text:p>392.034</text:p>
          </table:table-cell>
          <table:table-cell office:value-type="percentage" office:value="0.96586505177523907" table:style-name="ce47">
            <text:p>96,6%</text:p>
          </table:table-cell>
          <table:table-cell office:value-type="float" office:value="409799" table:style-name="ce46">
            <text:p>409.799</text:p>
          </table:table-cell>
          <table:table-cell office:value-type="percentage" office:value="0.92459292316925412" table:style-name="ce47">
            <text:p>92,5%</text:p>
          </table:table-cell>
          <table:table-cell office:value-type="float" office:value="265737" table:style-name="ce46">
            <text:p>265.737</text:p>
          </table:table-cell>
          <table:table-cell office:value-type="percentage" office:value="0.82167726215801706" table:style-name="ce47">
            <text:p>82,2%</text:p>
          </table:table-cell>
          <table:table-cell office:value-type="float" office:value="201076" table:style-name="ce46">
            <text:p>201.076</text:p>
          </table:table-cell>
          <table:table-cell office:value-type="percentage" office:value="0.87053047653270177" table:style-name="ce47">
            <text:p>87,1%</text:p>
          </table:table-cell>
          <table:table-cell office:value-type="float" office:value="171313" table:style-name="ce46">
            <text:p>171.313</text:p>
          </table:table-cell>
          <table:table-cell office:value-type="percentage" office:value="0.95170187826028985" table:style-name="ce47">
            <text:p>95,2%</text:p>
          </table:table-cell>
          <table:table-cell office:value-type="float" office:value="2321090" table:style-name="ce46">
            <text:p>2.321.09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564792704981915" table:style-name="ce47">
            <text:p>94,6%</text:p>
          </table:table-cell>
          <table:table-cell office:value-type="percentage" office:value="0.85908419475916042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9" table:style-name="ce46">
            <text:p>23.399</text:p>
          </table:table-cell>
          <table:table-cell office:value-type="percentage" office:value="1" table:style-name="ce47">
            <text:p>100,0%</text:p>
          </table:table-cell>
          <table:table-cell office:value-type="float" office:value="28701" table:style-name="ce46">
            <text:p>28.701</text:p>
          </table:table-cell>
          <table:table-cell office:value-type="percentage" office:value="1" table:style-name="ce47">
            <text:p>100,0%</text:p>
          </table:table-cell>
          <table:table-cell office:value-type="float" office:value="38150" table:style-name="ce46">
            <text:p>38.150</text:p>
          </table:table-cell>
          <table:table-cell office:value-type="percentage" office:value="1" table:style-name="ce47">
            <text:p>100,0%</text:p>
          </table:table-cell>
          <table:table-cell office:value-type="float" office:value="45547" table:style-name="ce46">
            <text:p>45.547</text:p>
          </table:table-cell>
          <table:table-cell office:value-type="percentage" office:value="0.9555849278281302" table:style-name="ce47">
            <text:p>95,6%</text:p>
          </table:table-cell>
          <table:table-cell office:value-type="float" office:value="47815" table:style-name="ce46">
            <text:p>47.815</text:p>
          </table:table-cell>
          <table:table-cell office:value-type="percentage" office:value="0.90307288420495968" table:style-name="ce47">
            <text:p>90,3%</text:p>
          </table:table-cell>
          <table:table-cell office:value-type="float" office:value="31612" table:style-name="ce46">
            <text:p>31.612</text:p>
          </table:table-cell>
          <table:table-cell office:value-type="percentage" office:value="0.80398789389353753" table:style-name="ce47">
            <text:p>80,4%</text:p>
          </table:table-cell>
          <table:table-cell office:value-type="float" office:value="24604" table:style-name="ce46">
            <text:p>24.604</text:p>
          </table:table-cell>
          <table:table-cell office:value-type="percentage" office:value="0.80780090616586775" table:style-name="ce47">
            <text:p>80,8%</text:p>
          </table:table-cell>
          <table:table-cell office:value-type="float" office:value="22468" table:style-name="ce46">
            <text:p>22.468</text:p>
          </table:table-cell>
          <table:table-cell office:value-type="percentage" office:value="0.87999373335422215" table:style-name="ce47">
            <text:p>88,0%</text:p>
          </table:table-cell>
          <table:table-cell office:value-type="float" office:value="262296" table:style-name="ce46">
            <text:p>262.29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367503609536217" table:style-name="ce47">
            <text:p>92,4%</text:p>
          </table:table-cell>
          <table:table-cell office:value-type="percentage" office:value="0.8198953468744725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783" table:style-name="ce46">
            <text:p>374.783</text:p>
          </table:table-cell>
          <table:table-cell office:value-type="percentage" office:value="1" table:style-name="ce47">
            <text:p>100,0%</text:p>
          </table:table-cell>
          <table:table-cell office:value-type="float" office:value="512317" table:style-name="ce46">
            <text:p>512.317</text:p>
          </table:table-cell>
          <table:table-cell office:value-type="percentage" office:value="0.97383672856461267" table:style-name="ce47">
            <text:p>97,4%</text:p>
          </table:table-cell>
          <table:table-cell office:value-type="float" office:value="691761" table:style-name="ce46">
            <text:p>691.761</text:p>
          </table:table-cell>
          <table:table-cell office:value-type="percentage" office:value="0.98356089591837603" table:style-name="ce47">
            <text:p>98,4%</text:p>
          </table:table-cell>
          <table:table-cell office:value-type="float" office:value="946528" table:style-name="ce46">
            <text:p>946.528</text:p>
          </table:table-cell>
          <table:table-cell office:value-type="percentage" office:value="0.97301042472987298" table:style-name="ce47">
            <text:p>97,3%</text:p>
          </table:table-cell>
          <table:table-cell office:value-type="float" office:value="1043438" table:style-name="ce46">
            <text:p>1.043.438</text:p>
          </table:table-cell>
          <table:table-cell office:value-type="percentage" office:value="0.89490905005356047" table:style-name="ce47">
            <text:p>89,5%</text:p>
          </table:table-cell>
          <table:table-cell office:value-type="float" office:value="764571" table:style-name="ce46">
            <text:p>764.571</text:p>
          </table:table-cell>
          <table:table-cell office:value-type="percentage" office:value="0.80511667579293211" table:style-name="ce47">
            <text:p>80,5%</text:p>
          </table:table-cell>
          <table:table-cell office:value-type="float" office:value="617694" table:style-name="ce46">
            <text:p>617.694</text:p>
          </table:table-cell>
          <table:table-cell office:value-type="percentage" office:value="0.83193912252937807" table:style-name="ce47">
            <text:p>83,2%</text:p>
          </table:table-cell>
          <table:table-cell office:value-type="float" office:value="466746" table:style-name="ce46">
            <text:p>466.746</text:p>
          </table:table-cell>
          <table:table-cell office:value-type="percentage" office:value="0.84319889005712301" table:style-name="ce47">
            <text:p>84,3%</text:p>
          </table:table-cell>
          <table:table-cell office:value-type="float" office:value="5417838" table:style-name="ce46">
            <text:p>5.417.83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630563687773891" table:style-name="ce47">
            <text:p>90,6%</text:p>
          </table:table-cell>
          <table:table-cell office:value-type="percentage" office:value="0.79910435098632893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77" table:style-name="ce46">
            <text:p>74.077</text:p>
          </table:table-cell>
          <table:table-cell office:value-type="percentage" office:value="1" table:style-name="ce47">
            <text:p>100,0%</text:p>
          </table:table-cell>
          <table:table-cell office:value-type="float" office:value="103559" table:style-name="ce46">
            <text:p>103.559</text:p>
          </table:table-cell>
          <table:table-cell office:value-type="percentage" office:value="1" table:style-name="ce47">
            <text:p>100,0%</text:p>
          </table:table-cell>
          <table:table-cell office:value-type="float" office:value="148875" table:style-name="ce46">
            <text:p>148.875</text:p>
          </table:table-cell>
          <table:table-cell office:value-type="percentage" office:value="1" table:style-name="ce47">
            <text:p>100,0%</text:p>
          </table:table-cell>
          <table:table-cell office:value-type="float" office:value="208241" table:style-name="ce46">
            <text:p>208.241</text:p>
          </table:table-cell>
          <table:table-cell office:value-type="percentage" office:value="0.9764836628277751" table:style-name="ce47">
            <text:p>97,6%</text:p>
          </table:table-cell>
          <table:table-cell office:value-type="float" office:value="233262" table:style-name="ce46">
            <text:p>233.262</text:p>
          </table:table-cell>
          <table:table-cell office:value-type="percentage" office:value="0.91778703714633081" table:style-name="ce47">
            <text:p>91,8%</text:p>
          </table:table-cell>
          <table:table-cell office:value-type="float" office:value="169663" table:style-name="ce46">
            <text:p>169.663</text:p>
          </table:table-cell>
          <table:table-cell office:value-type="percentage" office:value="0.8117730367506687" table:style-name="ce47">
            <text:p>81,2%</text:p>
          </table:table-cell>
          <table:table-cell office:value-type="float" office:value="143871" table:style-name="ce46">
            <text:p>143.871</text:p>
          </table:table-cell>
          <table:table-cell office:value-type="percentage" office:value="0.83525498118991226" table:style-name="ce47">
            <text:p>83,5%</text:p>
          </table:table-cell>
          <table:table-cell office:value-type="float" office:value="122671" table:style-name="ce46">
            <text:p>122.671</text:p>
          </table:table-cell>
          <table:table-cell office:value-type="percentage" office:value="0.86452563180966069" table:style-name="ce47">
            <text:p>86,5%</text:p>
          </table:table-cell>
          <table:table-cell office:value-type="float" office:value="1204219" table:style-name="ce46">
            <text:p>1.204.21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915501966588231" table:style-name="ce47">
            <text:p>91,9%</text:p>
          </table:table-cell>
          <table:table-cell office:value-type="percentage" office:value="0.7968358664444225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0" table:style-name="ce46">
            <text:p>42.540</text:p>
          </table:table-cell>
          <table:table-cell office:value-type="percentage" office:value="1" table:style-name="ce47">
            <text:p>100,0%</text:p>
          </table:table-cell>
          <table:table-cell office:value-type="float" office:value="55939" table:style-name="ce46">
            <text:p>55.939</text:p>
          </table:table-cell>
          <table:table-cell office:value-type="percentage" office:value="1" table:style-name="ce47">
            <text:p>100,0%</text:p>
          </table:table-cell>
          <table:table-cell office:value-type="float" office:value="72441" table:style-name="ce46">
            <text:p>72.441</text:p>
          </table:table-cell>
          <table:table-cell office:value-type="percentage" office:value="0.9810004875142192" table:style-name="ce47">
            <text:p>98,1%</text:p>
          </table:table-cell>
          <table:table-cell office:value-type="float" office:value="92192" table:style-name="ce46">
            <text:p>92.192</text:p>
          </table:table-cell>
          <table:table-cell office:value-type="percentage" office:value="0.95344075123585748" table:style-name="ce47">
            <text:p>95,3%</text:p>
          </table:table-cell>
          <table:table-cell office:value-type="float" office:value="95889" table:style-name="ce46">
            <text:p>95.889</text:p>
          </table:table-cell>
          <table:table-cell office:value-type="percentage" office:value="0.88784466954315666" table:style-name="ce47">
            <text:p>88,8%</text:p>
          </table:table-cell>
          <table:table-cell office:value-type="float" office:value="64957" table:style-name="ce46">
            <text:p>64.957</text:p>
          </table:table-cell>
          <table:table-cell office:value-type="percentage" office:value="0.79857636370342144" table:style-name="ce47">
            <text:p>79,9%</text:p>
          </table:table-cell>
          <table:table-cell office:value-type="float" office:value="58481" table:style-name="ce46">
            <text:p>58.481</text:p>
          </table:table-cell>
          <table:table-cell office:value-type="percentage" office:value="0.858411496176259" table:style-name="ce47">
            <text:p>85,8%</text:p>
          </table:table-cell>
          <table:table-cell office:value-type="float" office:value="50289" table:style-name="ce46">
            <text:p>50.289</text:p>
          </table:table-cell>
          <table:table-cell office:value-type="percentage" office:value="0.89183868908278352" table:style-name="ce47">
            <text:p>89,2%</text:p>
          </table:table-cell>
          <table:table-cell office:value-type="float" office:value="532728" table:style-name="ce46">
            <text:p>532.72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635733133340447" table:style-name="ce47">
            <text:p>91,6%</text:p>
          </table:table-cell>
          <table:table-cell office:value-type="percentage" office:value="0.80570238521953363" table:style-name="ce47">
            <text:p>80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48" table:style-name="ce46">
            <text:p>164.348</text:p>
          </table:table-cell>
          <table:table-cell office:value-type="percentage" office:value="1" table:style-name="ce47">
            <text:p>100,0%</text:p>
          </table:table-cell>
          <table:table-cell office:value-type="float" office:value="213930" table:style-name="ce46">
            <text:p>213.930</text:p>
          </table:table-cell>
          <table:table-cell office:value-type="percentage" office:value="1" table:style-name="ce47">
            <text:p>100,0%</text:p>
          </table:table-cell>
          <table:table-cell office:value-type="float" office:value="279051" table:style-name="ce46">
            <text:p>279.051</text:p>
          </table:table-cell>
          <table:table-cell office:value-type="percentage" office:value="0.9961873346684802" table:style-name="ce47">
            <text:p>99,6%</text:p>
          </table:table-cell>
          <table:table-cell office:value-type="float" office:value="324826" table:style-name="ce46">
            <text:p>324.826</text:p>
          </table:table-cell>
          <table:table-cell office:value-type="percentage" office:value="0.95543522061786534" table:style-name="ce47">
            <text:p>95,5%</text:p>
          </table:table-cell>
          <table:table-cell office:value-type="float" office:value="322288" table:style-name="ce46">
            <text:p>322.288</text:p>
          </table:table-cell>
          <table:table-cell office:value-type="percentage" office:value="0.88997136411208033" table:style-name="ce47">
            <text:p>89,0%</text:p>
          </table:table-cell>
          <table:table-cell office:value-type="float" office:value="205693" table:style-name="ce46">
            <text:p>205.693</text:p>
          </table:table-cell>
          <table:table-cell office:value-type="percentage" office:value="0.78947812837036502" table:style-name="ce47">
            <text:p>78,9%</text:p>
          </table:table-cell>
          <table:table-cell office:value-type="float" office:value="167386" table:style-name="ce46">
            <text:p>167.386</text:p>
          </table:table-cell>
          <table:table-cell office:value-type="percentage" office:value="0.83055960780811178" table:style-name="ce47">
            <text:p>83,1%</text:p>
          </table:table-cell>
          <table:table-cell office:value-type="float" office:value="149922" table:style-name="ce46">
            <text:p>149.922</text:p>
          </table:table-cell>
          <table:table-cell office:value-type="percentage" office:value="0.88918543824063201" table:style-name="ce47">
            <text:p>88,9%</text:p>
          </table:table-cell>
          <table:table-cell office:value-type="float" office:value="1827444" table:style-name="ce46">
            <text:p>1.827.44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111718935473452" table:style-name="ce47">
            <text:p>92,1%</text:p>
          </table:table-cell>
          <table:table-cell office:value-type="percentage" office:value="0.8229861328779412" table:style-name="ce47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5" table:style-name="ce46">
            <text:p>3.905</text:p>
          </table:table-cell>
          <table:table-cell office:value-type="percentage" office:value="0.90435386753126445" table:style-name="ce47">
            <text:p>90,4%</text:p>
          </table:table-cell>
          <table:table-cell office:value-type="float" office:value="7686" table:style-name="ce46">
            <text:p>7.686</text:p>
          </table:table-cell>
          <table:table-cell office:value-type="percentage" office:value="0.97823596792668954" table:style-name="ce47">
            <text:p>97,8%</text:p>
          </table:table-cell>
          <table:table-cell office:value-type="float" office:value="10629" table:style-name="ce46">
            <text:p>10.629</text:p>
          </table:table-cell>
          <table:table-cell office:value-type="percentage" office:value="0.91978193146417442" table:style-name="ce47">
            <text:p>92,0%</text:p>
          </table:table-cell>
          <table:table-cell office:value-type="float" office:value="11227" table:style-name="ce46">
            <text:p>11.227</text:p>
          </table:table-cell>
          <table:table-cell office:value-type="percentage" office:value="0.8880715076728366" table:style-name="ce47">
            <text:p>88,8%</text:p>
          </table:table-cell>
          <table:table-cell office:value-type="float" office:value="9374" table:style-name="ce46">
            <text:p>9.374</text:p>
          </table:table-cell>
          <table:table-cell office:value-type="percentage" office:value="0.78812846813519422" table:style-name="ce47">
            <text:p>78,8%</text:p>
          </table:table-cell>
          <table:table-cell office:value-type="float" office:value="9407" table:style-name="ce46">
            <text:p>9.407</text:p>
          </table:table-cell>
          <table:table-cell office:value-type="percentage" office:value="0.85775508343211448" table:style-name="ce47">
            <text:p>85,8%</text:p>
          </table:table-cell>
          <table:table-cell office:value-type="float" office:value="8717" table:style-name="ce46">
            <text:p>8.717</text:p>
          </table:table-cell>
          <table:table-cell office:value-type="percentage" office:value="0.95518299364453207" table:style-name="ce47">
            <text:p>95,5%</text:p>
          </table:table-cell>
          <table:table-cell office:value-type="float" office:value="63353" table:style-name="ce46">
            <text:p>63.35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273585570351577" table:style-name="ce47">
            <text:p>89,3%</text:p>
          </table:table-cell>
          <table:table-cell office:value-type="percentage" office:value="0.75239305479679819" table:style-name="ce47">
            <text:p>75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7" table:style-name="ce46">
            <text:p>2.087</text:p>
          </table:table-cell>
          <table:table-cell office:value-type="percentage" office:value="0.88846317581949763" table:style-name="ce47">
            <text:p>88,8%</text:p>
          </table:table-cell>
          <table:table-cell office:value-type="float" office:value="3410" table:style-name="ce46">
            <text:p>3.410</text:p>
          </table:table-cell>
          <table:table-cell office:value-type="percentage" office:value="0.90981856990394883" table:style-name="ce47">
            <text:p>91,0%</text:p>
          </table:table-cell>
          <table:table-cell office:value-type="float" office:value="7455" table:style-name="ce46">
            <text:p>7.455</text:p>
          </table:table-cell>
          <table:table-cell office:value-type="percentage" office:value="0.95247221157531625" table:style-name="ce47">
            <text:p>95,2%</text:p>
          </table:table-cell>
          <table:table-cell office:value-type="float" office:value="10078" table:style-name="ce46">
            <text:p>10.078</text:p>
          </table:table-cell>
          <table:table-cell office:value-type="percentage" office:value="0.89193733958757415" table:style-name="ce47">
            <text:p>89,2%</text:p>
          </table:table-cell>
          <table:table-cell office:value-type="float" office:value="10523" table:style-name="ce46">
            <text:p>10.523</text:p>
          </table:table-cell>
          <table:table-cell office:value-type="percentage" office:value="0.87677053824362605" table:style-name="ce47">
            <text:p>87,7%</text:p>
          </table:table-cell>
          <table:table-cell office:value-type="float" office:value="9050" table:style-name="ce46">
            <text:p>9.050</text:p>
          </table:table-cell>
          <table:table-cell office:value-type="percentage" office:value="0.74589961262672055" table:style-name="ce47">
            <text:p>74,6%</text:p>
          </table:table-cell>
          <table:table-cell office:value-type="float" office:value="9285" table:style-name="ce46">
            <text:p>9.285</text:p>
          </table:table-cell>
          <table:table-cell office:value-type="percentage" office:value="0.77407253022092537" table:style-name="ce47">
            <text:p>77,4%</text:p>
          </table:table-cell>
          <table:table-cell office:value-type="float" office:value="8392" table:style-name="ce46">
            <text:p>8.392</text:p>
          </table:table-cell>
          <table:table-cell office:value-type="percentage" office:value="0.87654063087528722" table:style-name="ce47">
            <text:p>87,7%</text:p>
          </table:table-cell>
          <table:table-cell office:value-type="float" office:value="60280" table:style-name="ce46">
            <text:p>60.28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4988791292455623" table:style-name="ce47">
            <text:p>85,0%</text:p>
          </table:table-cell>
          <table:table-cell office:value-type="percentage" office:value="0.69226882263769585" table:style-name="ce47">
            <text:p>6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57" table:style-name="ce49">
            <text:p>757</text:p>
          </table:table-cell>
          <table:table-cell office:value-type="string" table:style-name="ce50">
            <text:p>-</text:p>
          </table:table-cell>
          <table:table-cell office:value-type="float" office:value="1480" table:style-name="ce49">
            <text:p>1.480</text:p>
          </table:table-cell>
          <table:table-cell office:value-type="string" table:style-name="ce50">
            <text:p>-</text:p>
          </table:table-cell>
          <table:table-cell office:value-type="float" office:value="1760" table:style-name="ce49">
            <text:p>1.760</text:p>
          </table:table-cell>
          <table:table-cell office:value-type="string" table:style-name="ce50">
            <text:p>-</text:p>
          </table:table-cell>
          <table:table-cell office:value-type="float" office:value="1475" table:style-name="ce49">
            <text:p>1.475</text:p>
          </table:table-cell>
          <table:table-cell office:value-type="string" table:style-name="ce50">
            <text:p>-</text:p>
          </table:table-cell>
          <table:table-cell office:value-type="float" office:value="184" table:style-name="ce49">
            <text:p>184</text:p>
          </table:table-cell>
          <table:table-cell office:value-type="string" table:style-name="ce50">
            <text:p>-</text:p>
          </table:table-cell>
          <table:table-cell office:value-type="float" office:value="5982" table:style-name="ce49">
            <text:p>5.98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2631" table:style-name="ce53">
            <text:p>2.942.631</text:p>
          </table:table-cell>
          <table:table-cell office:value-type="percentage" office:value="1" table:style-name="ce54">
            <text:p>100,0%</text:p>
          </table:table-cell>
          <table:table-cell office:value-type="float" office:value="3951371" table:style-name="ce53">
            <text:p>3.951.371</text:p>
          </table:table-cell>
          <table:table-cell office:value-type="percentage" office:value="0.99780962085026814" table:style-name="ce54">
            <text:p>99,8%</text:p>
          </table:table-cell>
          <table:table-cell office:value-type="float" office:value="5297746" table:style-name="ce53">
            <text:p>5.297.746</text:p>
          </table:table-cell>
          <table:table-cell office:value-type="percentage" office:value="0.99264753551911133" table:style-name="ce54">
            <text:p>99,3%</text:p>
          </table:table-cell>
          <table:table-cell office:value-type="float" office:value="6711052" table:style-name="ce53">
            <text:p>6.711.052</text:p>
          </table:table-cell>
          <table:table-cell office:value-type="percentage" office:value="0.95418171767302606" table:style-name="ce54">
            <text:p>95,4%</text:p>
          </table:table-cell>
          <table:table-cell office:value-type="float" office:value="7031209" table:style-name="ce53">
            <text:p>7.031.209</text:p>
          </table:table-cell>
          <table:table-cell office:value-type="percentage" office:value="0.89095835302164783" table:style-name="ce54">
            <text:p>89,1%</text:p>
          </table:table-cell>
          <table:table-cell office:value-type="float" office:value="4982220" table:style-name="ce53">
            <text:p>4.982.220</text:p>
          </table:table-cell>
          <table:table-cell office:value-type="percentage" office:value="0.79966255794368357" table:style-name="ce54">
            <text:p>80,0%</text:p>
          </table:table-cell>
          <table:table-cell office:value-type="float" office:value="4081161" table:style-name="ce53">
            <text:p>4.081.161</text:p>
          </table:table-cell>
          <table:table-cell office:value-type="percentage" office:value="0.82537070443955474" table:style-name="ce54">
            <text:p>82,5%</text:p>
          </table:table-cell>
          <table:table-cell office:value-type="float" office:value="3411755" table:style-name="ce53">
            <text:p>3.411.755</text:p>
          </table:table-cell>
          <table:table-cell office:value-type="percentage" office:value="0.87735420139347842" table:style-name="ce54">
            <text:p>87,7%</text:p>
          </table:table-cell>
          <table:table-cell office:value-type="float" office:value="38409145" table:style-name="ce53">
            <text:p>38.409.14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190177490520086" table:style-name="ce54">
            <text:p>91,2%</text:p>
          </table:table-cell>
          <table:table-cell office:value-type="percentage" office:value="0.8094520861030885" table:style-name="ce54">
            <text:p>80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356" table:style-name="ce43">
            <text:p>434.356</text:p>
          </table:table-cell>
          <table:table-cell office:value-type="percentage" office:value="1" table:style-name="ce44">
            <text:p>100,0%</text:p>
          </table:table-cell>
          <table:table-cell office:value-type="float" office:value="654663" table:style-name="ce43">
            <text:p>654.663</text:p>
          </table:table-cell>
          <table:table-cell office:value-type="percentage" office:value="1" table:style-name="ce44">
            <text:p>100,0%</text:p>
          </table:table-cell>
          <table:table-cell office:value-type="float" office:value="932011" table:style-name="ce43">
            <text:p>932.011</text:p>
          </table:table-cell>
          <table:table-cell office:value-type="percentage" office:value="1" table:style-name="ce44">
            <text:p>100,0%</text:p>
          </table:table-cell>
          <table:table-cell office:value-type="float" office:value="1220060" table:style-name="ce43">
            <text:p>1.220.060</text:p>
          </table:table-cell>
          <table:table-cell office:value-type="percentage" office:value="0.9644582975302386" table:style-name="ce44">
            <text:p>96,4%</text:p>
          </table:table-cell>
          <table:table-cell office:value-type="float" office:value="1259089" table:style-name="ce43">
            <text:p>1.259.089</text:p>
          </table:table-cell>
          <table:table-cell office:value-type="percentage" office:value="0.90901470925858807" table:style-name="ce44">
            <text:p>90,9%</text:p>
          </table:table-cell>
          <table:table-cell office:value-type="float" office:value="941611" table:style-name="ce43">
            <text:p>941.611</text:p>
          </table:table-cell>
          <table:table-cell office:value-type="percentage" office:value="0.82581736634342406" table:style-name="ce44">
            <text:p>82,6%</text:p>
          </table:table-cell>
          <table:table-cell office:value-type="float" office:value="779920" table:style-name="ce43">
            <text:p>779.920</text:p>
          </table:table-cell>
          <table:table-cell office:value-type="percentage" office:value="0.83982288687502149" table:style-name="ce44">
            <text:p>84,0%</text:p>
          </table:table-cell>
          <table:table-cell office:value-type="float" office:value="681951" table:style-name="ce43">
            <text:p>681.951</text:p>
          </table:table-cell>
          <table:table-cell office:value-type="percentage" office:value="0.90575728476425377" table:style-name="ce44">
            <text:p>90,6%</text:p>
          </table:table-cell>
          <table:table-cell office:value-type="float" office:value="6903661" table:style-name="ce43">
            <text:p>6.903.66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642031139395931" table:style-name="ce44">
            <text:p>92,6%</text:p>
          </table:table-cell>
          <table:table-cell office:value-type="percentage" office:value="0.8156103242151167" table:style-name="ce44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70" table:style-name="ce46">
            <text:p>101.470</text:p>
          </table:table-cell>
          <table:table-cell office:value-type="percentage" office:value="1" table:style-name="ce47">
            <text:p>100,0%</text:p>
          </table:table-cell>
          <table:table-cell office:value-type="float" office:value="119499" table:style-name="ce46">
            <text:p>119.499</text:p>
          </table:table-cell>
          <table:table-cell office:value-type="percentage" office:value="1" table:style-name="ce47">
            <text:p>100,0%</text:p>
          </table:table-cell>
          <table:table-cell office:value-type="float" office:value="155011" table:style-name="ce46">
            <text:p>155.011</text:p>
          </table:table-cell>
          <table:table-cell office:value-type="percentage" office:value="0.99132809352356954" table:style-name="ce47">
            <text:p>99,1%</text:p>
          </table:table-cell>
          <table:table-cell office:value-type="float" office:value="186835" table:style-name="ce46">
            <text:p>186.835</text:p>
          </table:table-cell>
          <table:table-cell office:value-type="percentage" office:value="0.94234513229701511" table:style-name="ce47">
            <text:p>94,2%</text:p>
          </table:table-cell>
          <table:table-cell office:value-type="float" office:value="189338" table:style-name="ce46">
            <text:p>189.338</text:p>
          </table:table-cell>
          <table:table-cell office:value-type="percentage" office:value="0.88087539487212885" table:style-name="ce47">
            <text:p>88,1%</text:p>
          </table:table-cell>
          <table:table-cell office:value-type="float" office:value="127814" table:style-name="ce46">
            <text:p>127.814</text:p>
          </table:table-cell>
          <table:table-cell office:value-type="percentage" office:value="0.77799690783146469" table:style-name="ce47">
            <text:p>77,8%</text:p>
          </table:table-cell>
          <table:table-cell office:value-type="float" office:value="106190" table:style-name="ce46">
            <text:p>106.190</text:p>
          </table:table-cell>
          <table:table-cell office:value-type="percentage" office:value="0.81433424590302217" table:style-name="ce47">
            <text:p>81,4%</text:p>
          </table:table-cell>
          <table:table-cell office:value-type="float" office:value="89762" table:style-name="ce46">
            <text:p>89.762</text:p>
          </table:table-cell>
          <table:table-cell office:value-type="percentage" office:value="0.87055446178316154" table:style-name="ce47">
            <text:p>87,1%</text:p>
          </table:table-cell>
          <table:table-cell office:value-type="float" office:value="1075919" table:style-name="ce46">
            <text:p>1.075.91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784586384324473" table:style-name="ce47">
            <text:p>90,8%</text:p>
          </table:table-cell>
          <table:table-cell office:value-type="percentage" office:value="0.80933224310981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10" table:style-name="ce46">
            <text:p>89.010</text:p>
          </table:table-cell>
          <table:table-cell office:value-type="percentage" office:value="1" table:style-name="ce47">
            <text:p>100,0%</text:p>
          </table:table-cell>
          <table:table-cell office:value-type="float" office:value="114415" table:style-name="ce46">
            <text:p>114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48329" table:style-name="ce46">
            <text:p>148.329</text:p>
          </table:table-cell>
          <table:table-cell office:value-type="percentage" office:value="0.99115949001683912" table:style-name="ce47">
            <text:p>99,1%</text:p>
          </table:table-cell>
          <table:table-cell office:value-type="float" office:value="153395" table:style-name="ce46">
            <text:p>153.395</text:p>
          </table:table-cell>
          <table:table-cell office:value-type="percentage" office:value="0.9431276706938424" table:style-name="ce47">
            <text:p>94,3%</text:p>
          </table:table-cell>
          <table:table-cell office:value-type="float" office:value="151013" table:style-name="ce46">
            <text:p>151.013</text:p>
          </table:table-cell>
          <table:table-cell office:value-type="percentage" office:value="0.90430736617702534" table:style-name="ce47">
            <text:p>90,4%</text:p>
          </table:table-cell>
          <table:table-cell office:value-type="float" office:value="91335" table:style-name="ce46">
            <text:p>91.335</text:p>
          </table:table-cell>
          <table:table-cell office:value-type="percentage" office:value="0.79802710330184967" table:style-name="ce47">
            <text:p>79,8%</text:p>
          </table:table-cell>
          <table:table-cell office:value-type="float" office:value="66959" table:style-name="ce46">
            <text:p>66.959</text:p>
          </table:table-cell>
          <table:table-cell office:value-type="percentage" office:value="0.84639304268685767" table:style-name="ce47">
            <text:p>84,6%</text:p>
          </table:table-cell>
          <table:table-cell office:value-type="float" office:value="60795" table:style-name="ce46">
            <text:p>60.795</text:p>
          </table:table-cell>
          <table:table-cell office:value-type="percentage" office:value="0.94992187500000003" table:style-name="ce47">
            <text:p>95,0%</text:p>
          </table:table-cell>
          <table:table-cell office:value-type="float" office:value="875251" table:style-name="ce46">
            <text:p>875.25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1728197171727" table:style-name="ce47">
            <text:p>93,7%</text:p>
          </table:table-cell>
          <table:table-cell office:value-type="percentage" office:value="0.85911341363821969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36" table:style-name="ce46">
            <text:p>51.636</text:p>
          </table:table-cell>
          <table:table-cell office:value-type="percentage" office:value="1" table:style-name="ce47">
            <text:p>100,0%</text:p>
          </table:table-cell>
          <table:table-cell office:value-type="float" office:value="79533" table:style-name="ce46">
            <text:p>79.533</text:p>
          </table:table-cell>
          <table:table-cell office:value-type="percentage" office:value="0.9877912464603309" table:style-name="ce47">
            <text:p>98,8%</text:p>
          </table:table-cell>
          <table:table-cell office:value-type="float" office:value="111062" table:style-name="ce46">
            <text:p>111.062</text:p>
          </table:table-cell>
          <table:table-cell office:value-type="percentage" office:value="0.94737740017572147" table:style-name="ce47">
            <text:p>94,7%</text:p>
          </table:table-cell>
          <table:table-cell office:value-type="float" office:value="151587" table:style-name="ce46">
            <text:p>151.587</text:p>
          </table:table-cell>
          <table:table-cell office:value-type="percentage" office:value="0.91429277972460299" table:style-name="ce47">
            <text:p>91,4%</text:p>
          </table:table-cell>
          <table:table-cell office:value-type="float" office:value="170193" table:style-name="ce46">
            <text:p>170.193</text:p>
          </table:table-cell>
          <table:table-cell office:value-type="percentage" office:value="0.82549036726616609" table:style-name="ce47">
            <text:p>82,5%</text:p>
          </table:table-cell>
          <table:table-cell office:value-type="float" office:value="130340" table:style-name="ce46">
            <text:p>130.340</text:p>
          </table:table-cell>
          <table:table-cell office:value-type="percentage" office:value="0.71541877301893109" table:style-name="ce47">
            <text:p>71,5%</text:p>
          </table:table-cell>
          <table:table-cell office:value-type="float" office:value="100115" table:style-name="ce46">
            <text:p>100.115</text:p>
          </table:table-cell>
          <table:table-cell office:value-type="percentage" office:value="0.72577605080396113" table:style-name="ce47">
            <text:p>72,6%</text:p>
          </table:table-cell>
          <table:table-cell office:value-type="float" office:value="77148" table:style-name="ce46">
            <text:p>77.148</text:p>
          </table:table-cell>
          <table:table-cell office:value-type="percentage" office:value="0.80800167574361126" table:style-name="ce47">
            <text:p>80,8%</text:p>
          </table:table-cell>
          <table:table-cell office:value-type="float" office:value="871614" table:style-name="ce46">
            <text:p>871.61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224736125511779" table:style-name="ce47">
            <text:p>84,2%</text:p>
          </table:table-cell>
          <table:table-cell office:value-type="percentage" office:value="0.74398805677640512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515" table:style-name="ce46">
            <text:p>93.515</text:p>
          </table:table-cell>
          <table:table-cell office:value-type="percentage" office:value="1" table:style-name="ce47">
            <text:p>100,0%</text:p>
          </table:table-cell>
          <table:table-cell office:value-type="float" office:value="152503" table:style-name="ce46">
            <text:p>152.503</text:p>
          </table:table-cell>
          <table:table-cell office:value-type="percentage" office:value="0.98687641961807016" table:style-name="ce47">
            <text:p>98,7%</text:p>
          </table:table-cell>
          <table:table-cell office:value-type="float" office:value="225598" table:style-name="ce46">
            <text:p>225.598</text:p>
          </table:table-cell>
          <table:table-cell office:value-type="percentage" office:value="0.95961580998077345" table:style-name="ce47">
            <text:p>96,0%</text:p>
          </table:table-cell>
          <table:table-cell office:value-type="float" office:value="322199" table:style-name="ce46">
            <text:p>322.199</text:p>
          </table:table-cell>
          <table:table-cell office:value-type="percentage" office:value="0.91922387821244356" table:style-name="ce47">
            <text:p>91,9%</text:p>
          </table:table-cell>
          <table:table-cell office:value-type="float" office:value="320050" table:style-name="ce46">
            <text:p>320.050</text:p>
          </table:table-cell>
          <table:table-cell office:value-type="percentage" office:value="0.82503273837143354" table:style-name="ce47">
            <text:p>82,5%</text:p>
          </table:table-cell>
          <table:table-cell office:value-type="float" office:value="232472" table:style-name="ce46">
            <text:p>232.472</text:p>
          </table:table-cell>
          <table:table-cell office:value-type="percentage" office:value="0.74765705905433311" table:style-name="ce47">
            <text:p>74,8%</text:p>
          </table:table-cell>
          <table:table-cell office:value-type="float" office:value="191727" table:style-name="ce46">
            <text:p>191.727</text:p>
          </table:table-cell>
          <table:table-cell office:value-type="percentage" office:value="0.76158301158301156" table:style-name="ce47">
            <text:p>76,2%</text:p>
          </table:table-cell>
          <table:table-cell office:value-type="float" office:value="157170" table:style-name="ce46">
            <text:p>157.170</text:p>
          </table:table-cell>
          <table:table-cell office:value-type="percentage" office:value="0.87415251644910652" table:style-name="ce47">
            <text:p>87,4%</text:p>
          </table:table-cell>
          <table:table-cell office:value-type="float" office:value="1695234" table:style-name="ce46">
            <text:p>1.695.23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457388765864907" table:style-name="ce47">
            <text:p>86,5%</text:p>
          </table:table-cell>
          <table:table-cell office:value-type="percentage" office:value="0.77907692816753316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3" table:style-name="ce46">
            <text:p>42.473</text:p>
          </table:table-cell>
          <table:table-cell office:value-type="percentage" office:value="1" table:style-name="ce47">
            <text:p>100,0%</text:p>
          </table:table-cell>
          <table:table-cell office:value-type="float" office:value="56058" table:style-name="ce46">
            <text:p>56.058</text:p>
          </table:table-cell>
          <table:table-cell office:value-type="percentage" office:value="1" table:style-name="ce47">
            <text:p>100,0%</text:p>
          </table:table-cell>
          <table:table-cell office:value-type="float" office:value="76867" table:style-name="ce46">
            <text:p>76.867</text:p>
          </table:table-cell>
          <table:table-cell office:value-type="percentage" office:value="0.99381989786023661" table:style-name="ce47">
            <text:p>99,4%</text:p>
          </table:table-cell>
          <table:table-cell office:value-type="float" office:value="84597" table:style-name="ce46">
            <text:p>84.597</text:p>
          </table:table-cell>
          <table:table-cell office:value-type="percentage" office:value="0.94034280378818191" table:style-name="ce47">
            <text:p>94,0%</text:p>
          </table:table-cell>
          <table:table-cell office:value-type="float" office:value="88496" table:style-name="ce46">
            <text:p>88.496</text:p>
          </table:table-cell>
          <table:table-cell office:value-type="percentage" office:value="0.90515398541459968" table:style-name="ce47">
            <text:p>90,5%</text:p>
          </table:table-cell>
          <table:table-cell office:value-type="float" office:value="55372" table:style-name="ce46">
            <text:p>55.372</text:p>
          </table:table-cell>
          <table:table-cell office:value-type="percentage" office:value="0.78571935351127387" table:style-name="ce47">
            <text:p>78,6%</text:p>
          </table:table-cell>
          <table:table-cell office:value-type="float" office:value="41920" table:style-name="ce46">
            <text:p>41.920</text:p>
          </table:table-cell>
          <table:table-cell office:value-type="percentage" office:value="0.83001683001683002" table:style-name="ce47">
            <text:p>83,0%</text:p>
          </table:table-cell>
          <table:table-cell office:value-type="float" office:value="40362" table:style-name="ce46">
            <text:p>40.362</text:p>
          </table:table-cell>
          <table:table-cell office:value-type="percentage" office:value="0.91809021222391551" table:style-name="ce47">
            <text:p>91,8%</text:p>
          </table:table-cell>
          <table:table-cell office:value-type="float" office:value="486145" table:style-name="ce46">
            <text:p>486.14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753283078337889" table:style-name="ce47">
            <text:p>92,8%</text:p>
          </table:table-cell>
          <table:table-cell office:value-type="percentage" office:value="0.83400382566627496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691" table:style-name="ce46">
            <text:p>229.691</text:p>
          </table:table-cell>
          <table:table-cell office:value-type="percentage" office:value="1" table:style-name="ce47">
            <text:p>100,0%</text:p>
          </table:table-cell>
          <table:table-cell office:value-type="float" office:value="251638" table:style-name="ce46">
            <text:p>251.638</text:p>
          </table:table-cell>
          <table:table-cell office:value-type="percentage" office:value="1" table:style-name="ce47">
            <text:p>100,0%</text:p>
          </table:table-cell>
          <table:table-cell office:value-type="float" office:value="321623" table:style-name="ce46">
            <text:p>321.623</text:p>
          </table:table-cell>
          <table:table-cell office:value-type="percentage" office:value="1" table:style-name="ce47">
            <text:p>100,0%</text:p>
          </table:table-cell>
          <table:table-cell office:value-type="float" office:value="354168" table:style-name="ce46">
            <text:p>354.168</text:p>
          </table:table-cell>
          <table:table-cell office:value-type="percentage" office:value="0.92914802912048267" table:style-name="ce47">
            <text:p>92,9%</text:p>
          </table:table-cell>
          <table:table-cell office:value-type="float" office:value="322188" table:style-name="ce46">
            <text:p>322.188</text:p>
          </table:table-cell>
          <table:table-cell office:value-type="percentage" office:value="0.88682511939004416" table:style-name="ce47">
            <text:p>88,7%</text:p>
          </table:table-cell>
          <table:table-cell office:value-type="float" office:value="214538" table:style-name="ce46">
            <text:p>214.538</text:p>
          </table:table-cell>
          <table:table-cell office:value-type="percentage" office:value="0.80116362875910718" table:style-name="ce47">
            <text:p>80,1%</text:p>
          </table:table-cell>
          <table:table-cell office:value-type="float" office:value="175743" table:style-name="ce46">
            <text:p>175.743</text:p>
          </table:table-cell>
          <table:table-cell office:value-type="percentage" office:value="0.8328815294351819" table:style-name="ce47">
            <text:p>83,3%</text:p>
          </table:table-cell>
          <table:table-cell office:value-type="float" office:value="146855" table:style-name="ce46">
            <text:p>146.855</text:p>
          </table:table-cell>
          <table:table-cell office:value-type="percentage" office:value="0.88818932878518464" table:style-name="ce47">
            <text:p>88,8%</text:p>
          </table:table-cell>
          <table:table-cell office:value-type="float" office:value="2016444" table:style-name="ce46">
            <text:p>2.016.4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656690191811342" table:style-name="ce47">
            <text:p>92,7%</text:p>
          </table:table-cell>
          <table:table-cell office:value-type="percentage" office:value="0.84196786695828418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758" table:style-name="ce46">
            <text:p>138.758</text:p>
          </table:table-cell>
          <table:table-cell office:value-type="percentage" office:value="1" table:style-name="ce47">
            <text:p>100,0%</text:p>
          </table:table-cell>
          <table:table-cell office:value-type="float" office:value="159038" table:style-name="ce46">
            <text:p>159.038</text:p>
          </table:table-cell>
          <table:table-cell office:value-type="percentage" office:value="0.99960402511612123" table:style-name="ce47">
            <text:p>100,0%</text:p>
          </table:table-cell>
          <table:table-cell office:value-type="float" office:value="223705" table:style-name="ce46">
            <text:p>223.705</text:p>
          </table:table-cell>
          <table:table-cell office:value-type="percentage" office:value="1" table:style-name="ce47">
            <text:p>100,0%</text:p>
          </table:table-cell>
          <table:table-cell office:value-type="float" office:value="287434" table:style-name="ce46">
            <text:p>287.434</text:p>
          </table:table-cell>
          <table:table-cell office:value-type="percentage" office:value="0.93481159627680677" table:style-name="ce47">
            <text:p>93,5%</text:p>
          </table:table-cell>
          <table:table-cell office:value-type="float" office:value="288652" table:style-name="ce46">
            <text:p>288.652</text:p>
          </table:table-cell>
          <table:table-cell office:value-type="percentage" office:value="0.87310234267479314" table:style-name="ce47">
            <text:p>87,3%</text:p>
          </table:table-cell>
          <table:table-cell office:value-type="float" office:value="207736" table:style-name="ce46">
            <text:p>207.736</text:p>
          </table:table-cell>
          <table:table-cell office:value-type="percentage" office:value="0.78125317317347431" table:style-name="ce47">
            <text:p>78,1%</text:p>
          </table:table-cell>
          <table:table-cell office:value-type="float" office:value="175415" table:style-name="ce46">
            <text:p>175.415</text:p>
          </table:table-cell>
          <table:table-cell office:value-type="percentage" office:value="0.80432759102935036" table:style-name="ce47">
            <text:p>80,4%</text:p>
          </table:table-cell>
          <table:table-cell office:value-type="float" office:value="152214" table:style-name="ce46">
            <text:p>152.214</text:p>
          </table:table-cell>
          <table:table-cell office:value-type="percentage" office:value="0.87493389740877847" table:style-name="ce47">
            <text:p>87,5%</text:p>
          </table:table-cell>
          <table:table-cell office:value-type="float" office:value="1632952" table:style-name="ce46">
            <text:p>1.632.95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27899406452069" table:style-name="ce47">
            <text:p>90,3%</text:p>
          </table:table-cell>
          <table:table-cell office:value-type="percentage" office:value="0.79842325108142342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547" table:style-name="ce46">
            <text:p>459.547</text:p>
          </table:table-cell>
          <table:table-cell office:value-type="percentage" office:value="1" table:style-name="ce47">
            <text:p>100,0%</text:p>
          </table:table-cell>
          <table:table-cell office:value-type="float" office:value="619564" table:style-name="ce46">
            <text:p>619.564</text:p>
          </table:table-cell>
          <table:table-cell office:value-type="percentage" office:value="0.97524288043923113" table:style-name="ce47">
            <text:p>97,5%</text:p>
          </table:table-cell>
          <table:table-cell office:value-type="float" office:value="803125" table:style-name="ce46">
            <text:p>803.125</text:p>
          </table:table-cell>
          <table:table-cell office:value-type="percentage" office:value="0.95885905174883956" table:style-name="ce47">
            <text:p>95,9%</text:p>
          </table:table-cell>
          <table:table-cell office:value-type="float" office:value="1032234" table:style-name="ce46">
            <text:p>1.032.234</text:p>
          </table:table-cell>
          <table:table-cell office:value-type="percentage" office:value="0.94545970799978019" table:style-name="ce47">
            <text:p>94,5%</text:p>
          </table:table-cell>
          <table:table-cell office:value-type="float" office:value="1142013" table:style-name="ce46">
            <text:p>1.142.013</text:p>
          </table:table-cell>
          <table:table-cell office:value-type="percentage" office:value="0.86729346005900865" table:style-name="ce47">
            <text:p>86,7%</text:p>
          </table:table-cell>
          <table:table-cell office:value-type="float" office:value="798692" table:style-name="ce46">
            <text:p>798.692</text:p>
          </table:table-cell>
          <table:table-cell office:value-type="percentage" office:value="0.76455317177394955" table:style-name="ce47">
            <text:p>76,5%</text:p>
          </table:table-cell>
          <table:table-cell office:value-type="float" office:value="661868" table:style-name="ce46">
            <text:p>661.868</text:p>
          </table:table-cell>
          <table:table-cell office:value-type="percentage" office:value="0.78893835636849097" table:style-name="ce47">
            <text:p>78,9%</text:p>
          </table:table-cell>
          <table:table-cell office:value-type="float" office:value="548894" table:style-name="ce46">
            <text:p>548.894</text:p>
          </table:table-cell>
          <table:table-cell office:value-type="percentage" office:value="0.83651697893520849" table:style-name="ce47">
            <text:p>83,7%</text:p>
          </table:table-cell>
          <table:table-cell office:value-type="float" office:value="6065937" table:style-name="ce46">
            <text:p>6.065.93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317109178901509" table:style-name="ce47">
            <text:p>88,3%</text:p>
          </table:table-cell>
          <table:table-cell office:value-type="percentage" office:value="0.77963541833349848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26" table:style-name="ce46">
            <text:p>78.326</text:p>
          </table:table-cell>
          <table:table-cell office:value-type="percentage" office:value="1" table:style-name="ce47">
            <text:p>100,0%</text:p>
          </table:table-cell>
          <table:table-cell office:value-type="float" office:value="96022" table:style-name="ce46">
            <text:p>96.022</text:p>
          </table:table-cell>
          <table:table-cell office:value-type="percentage" office:value="1" table:style-name="ce47">
            <text:p>100,0%</text:p>
          </table:table-cell>
          <table:table-cell office:value-type="float" office:value="133050" table:style-name="ce46">
            <text:p>133.050</text:p>
          </table:table-cell>
          <table:table-cell office:value-type="percentage" office:value="1" table:style-name="ce47">
            <text:p>100,0%</text:p>
          </table:table-cell>
          <table:table-cell office:value-type="float" office:value="161794" table:style-name="ce46">
            <text:p>161.794</text:p>
          </table:table-cell>
          <table:table-cell office:value-type="percentage" office:value="0.9561388993948563" table:style-name="ce47">
            <text:p>95,6%</text:p>
          </table:table-cell>
          <table:table-cell office:value-type="float" office:value="146642" table:style-name="ce46">
            <text:p>146.642</text:p>
          </table:table-cell>
          <table:table-cell office:value-type="percentage" office:value="0.91942016627584733" table:style-name="ce47">
            <text:p>91,9%</text:p>
          </table:table-cell>
          <table:table-cell office:value-type="float" office:value="113754" table:style-name="ce46">
            <text:p>113.754</text:p>
          </table:table-cell>
          <table:table-cell office:value-type="percentage" office:value="0.85222394533971635" table:style-name="ce47">
            <text:p>85,2%</text:p>
          </table:table-cell>
          <table:table-cell office:value-type="float" office:value="94280" table:style-name="ce46">
            <text:p>94.280</text:p>
          </table:table-cell>
          <table:table-cell office:value-type="percentage" office:value="0.83198023296858459" table:style-name="ce47">
            <text:p>83,2%</text:p>
          </table:table-cell>
          <table:table-cell office:value-type="float" office:value="78422" table:style-name="ce46">
            <text:p>78.422</text:p>
          </table:table-cell>
          <table:table-cell office:value-type="percentage" office:value="0.92533333333333334" table:style-name="ce47">
            <text:p>92,5%</text:p>
          </table:table-cell>
          <table:table-cell office:value-type="float" office:value="902290" table:style-name="ce46">
            <text:p>902.29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635513410954264" table:style-name="ce47">
            <text:p>94,6%</text:p>
          </table:table-cell>
          <table:table-cell office:value-type="percentage" office:value="0.84802727852877902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585" table:style-name="ce46">
            <text:p>242.585</text:p>
          </table:table-cell>
          <table:table-cell office:value-type="percentage" office:value="1" table:style-name="ce47">
            <text:p>100,0%</text:p>
          </table:table-cell>
          <table:table-cell office:value-type="float" office:value="291650" table:style-name="ce46">
            <text:p>291.650</text:p>
          </table:table-cell>
          <table:table-cell office:value-type="percentage" office:value="1" table:style-name="ce47">
            <text:p>100,0%</text:p>
          </table:table-cell>
          <table:table-cell office:value-type="float" office:value="346896" table:style-name="ce46">
            <text:p>346.896</text:p>
          </table:table-cell>
          <table:table-cell office:value-type="percentage" office:value="0.99991064402597662" table:style-name="ce47">
            <text:p>100,0%</text:p>
          </table:table-cell>
          <table:table-cell office:value-type="float" office:value="392034" table:style-name="ce46">
            <text:p>392.034</text:p>
          </table:table-cell>
          <table:table-cell office:value-type="percentage" office:value="0.96586505177523907" table:style-name="ce47">
            <text:p>96,6%</text:p>
          </table:table-cell>
          <table:table-cell office:value-type="float" office:value="409799" table:style-name="ce46">
            <text:p>409.799</text:p>
          </table:table-cell>
          <table:table-cell office:value-type="percentage" office:value="0.92459292316925412" table:style-name="ce47">
            <text:p>92,5%</text:p>
          </table:table-cell>
          <table:table-cell office:value-type="float" office:value="265737" table:style-name="ce46">
            <text:p>265.737</text:p>
          </table:table-cell>
          <table:table-cell office:value-type="percentage" office:value="0.82167726215801706" table:style-name="ce47">
            <text:p>82,2%</text:p>
          </table:table-cell>
          <table:table-cell office:value-type="float" office:value="201076" table:style-name="ce46">
            <text:p>201.076</text:p>
          </table:table-cell>
          <table:table-cell office:value-type="percentage" office:value="0.87053047653270177" table:style-name="ce47">
            <text:p>87,1%</text:p>
          </table:table-cell>
          <table:table-cell office:value-type="float" office:value="171313" table:style-name="ce46">
            <text:p>171.313</text:p>
          </table:table-cell>
          <table:table-cell office:value-type="percentage" office:value="0.95170187826028985" table:style-name="ce47">
            <text:p>95,2%</text:p>
          </table:table-cell>
          <table:table-cell office:value-type="float" office:value="2321090" table:style-name="ce46">
            <text:p>2.321.09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564792704981915" table:style-name="ce47">
            <text:p>94,6%</text:p>
          </table:table-cell>
          <table:table-cell office:value-type="percentage" office:value="0.85908419475916042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9" table:style-name="ce46">
            <text:p>23.399</text:p>
          </table:table-cell>
          <table:table-cell office:value-type="percentage" office:value="1" table:style-name="ce47">
            <text:p>100,0%</text:p>
          </table:table-cell>
          <table:table-cell office:value-type="float" office:value="28701" table:style-name="ce46">
            <text:p>28.701</text:p>
          </table:table-cell>
          <table:table-cell office:value-type="percentage" office:value="1" table:style-name="ce47">
            <text:p>100,0%</text:p>
          </table:table-cell>
          <table:table-cell office:value-type="float" office:value="38150" table:style-name="ce46">
            <text:p>38.150</text:p>
          </table:table-cell>
          <table:table-cell office:value-type="percentage" office:value="1" table:style-name="ce47">
            <text:p>100,0%</text:p>
          </table:table-cell>
          <table:table-cell office:value-type="float" office:value="45547" table:style-name="ce46">
            <text:p>45.547</text:p>
          </table:table-cell>
          <table:table-cell office:value-type="percentage" office:value="0.9555849278281302" table:style-name="ce47">
            <text:p>95,6%</text:p>
          </table:table-cell>
          <table:table-cell office:value-type="float" office:value="47815" table:style-name="ce46">
            <text:p>47.815</text:p>
          </table:table-cell>
          <table:table-cell office:value-type="percentage" office:value="0.90307288420495968" table:style-name="ce47">
            <text:p>90,3%</text:p>
          </table:table-cell>
          <table:table-cell office:value-type="float" office:value="31612" table:style-name="ce46">
            <text:p>31.612</text:p>
          </table:table-cell>
          <table:table-cell office:value-type="percentage" office:value="0.80398789389353753" table:style-name="ce47">
            <text:p>80,4%</text:p>
          </table:table-cell>
          <table:table-cell office:value-type="float" office:value="24604" table:style-name="ce46">
            <text:p>24.604</text:p>
          </table:table-cell>
          <table:table-cell office:value-type="percentage" office:value="0.80780090616586775" table:style-name="ce47">
            <text:p>80,8%</text:p>
          </table:table-cell>
          <table:table-cell office:value-type="float" office:value="22468" table:style-name="ce46">
            <text:p>22.468</text:p>
          </table:table-cell>
          <table:table-cell office:value-type="percentage" office:value="0.87999373335422215" table:style-name="ce47">
            <text:p>88,0%</text:p>
          </table:table-cell>
          <table:table-cell office:value-type="float" office:value="262296" table:style-name="ce46">
            <text:p>262.29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367503609536217" table:style-name="ce47">
            <text:p>92,4%</text:p>
          </table:table-cell>
          <table:table-cell office:value-type="percentage" office:value="0.8198953468744725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783" table:style-name="ce46">
            <text:p>374.783</text:p>
          </table:table-cell>
          <table:table-cell office:value-type="percentage" office:value="1" table:style-name="ce47">
            <text:p>100,0%</text:p>
          </table:table-cell>
          <table:table-cell office:value-type="float" office:value="512317" table:style-name="ce46">
            <text:p>512.317</text:p>
          </table:table-cell>
          <table:table-cell office:value-type="percentage" office:value="0.97383672856461267" table:style-name="ce47">
            <text:p>97,4%</text:p>
          </table:table-cell>
          <table:table-cell office:value-type="float" office:value="691761" table:style-name="ce46">
            <text:p>691.761</text:p>
          </table:table-cell>
          <table:table-cell office:value-type="percentage" office:value="0.98356089591837603" table:style-name="ce47">
            <text:p>98,4%</text:p>
          </table:table-cell>
          <table:table-cell office:value-type="float" office:value="946528" table:style-name="ce46">
            <text:p>946.528</text:p>
          </table:table-cell>
          <table:table-cell office:value-type="percentage" office:value="0.97301042472987298" table:style-name="ce47">
            <text:p>97,3%</text:p>
          </table:table-cell>
          <table:table-cell office:value-type="float" office:value="1043438" table:style-name="ce46">
            <text:p>1.043.438</text:p>
          </table:table-cell>
          <table:table-cell office:value-type="percentage" office:value="0.89490905005356047" table:style-name="ce47">
            <text:p>89,5%</text:p>
          </table:table-cell>
          <table:table-cell office:value-type="float" office:value="764571" table:style-name="ce46">
            <text:p>764.571</text:p>
          </table:table-cell>
          <table:table-cell office:value-type="percentage" office:value="0.80511667579293211" table:style-name="ce47">
            <text:p>80,5%</text:p>
          </table:table-cell>
          <table:table-cell office:value-type="float" office:value="617694" table:style-name="ce46">
            <text:p>617.694</text:p>
          </table:table-cell>
          <table:table-cell office:value-type="percentage" office:value="0.83193912252937807" table:style-name="ce47">
            <text:p>83,2%</text:p>
          </table:table-cell>
          <table:table-cell office:value-type="float" office:value="466746" table:style-name="ce46">
            <text:p>466.746</text:p>
          </table:table-cell>
          <table:table-cell office:value-type="percentage" office:value="0.84319889005712301" table:style-name="ce47">
            <text:p>84,3%</text:p>
          </table:table-cell>
          <table:table-cell office:value-type="float" office:value="5417838" table:style-name="ce46">
            <text:p>5.417.83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630563687773891" table:style-name="ce47">
            <text:p>90,6%</text:p>
          </table:table-cell>
          <table:table-cell office:value-type="percentage" office:value="0.79910435098632893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77" table:style-name="ce46">
            <text:p>74.077</text:p>
          </table:table-cell>
          <table:table-cell office:value-type="percentage" office:value="1" table:style-name="ce47">
            <text:p>100,0%</text:p>
          </table:table-cell>
          <table:table-cell office:value-type="float" office:value="103559" table:style-name="ce46">
            <text:p>103.559</text:p>
          </table:table-cell>
          <table:table-cell office:value-type="percentage" office:value="1" table:style-name="ce47">
            <text:p>100,0%</text:p>
          </table:table-cell>
          <table:table-cell office:value-type="float" office:value="148875" table:style-name="ce46">
            <text:p>148.875</text:p>
          </table:table-cell>
          <table:table-cell office:value-type="percentage" office:value="1" table:style-name="ce47">
            <text:p>100,0%</text:p>
          </table:table-cell>
          <table:table-cell office:value-type="float" office:value="208241" table:style-name="ce46">
            <text:p>208.241</text:p>
          </table:table-cell>
          <table:table-cell office:value-type="percentage" office:value="0.9764836628277751" table:style-name="ce47">
            <text:p>97,6%</text:p>
          </table:table-cell>
          <table:table-cell office:value-type="float" office:value="233262" table:style-name="ce46">
            <text:p>233.262</text:p>
          </table:table-cell>
          <table:table-cell office:value-type="percentage" office:value="0.91778703714633081" table:style-name="ce47">
            <text:p>91,8%</text:p>
          </table:table-cell>
          <table:table-cell office:value-type="float" office:value="169663" table:style-name="ce46">
            <text:p>169.663</text:p>
          </table:table-cell>
          <table:table-cell office:value-type="percentage" office:value="0.8117730367506687" table:style-name="ce47">
            <text:p>81,2%</text:p>
          </table:table-cell>
          <table:table-cell office:value-type="float" office:value="143871" table:style-name="ce46">
            <text:p>143.871</text:p>
          </table:table-cell>
          <table:table-cell office:value-type="percentage" office:value="0.83525498118991226" table:style-name="ce47">
            <text:p>83,5%</text:p>
          </table:table-cell>
          <table:table-cell office:value-type="float" office:value="122671" table:style-name="ce46">
            <text:p>122.671</text:p>
          </table:table-cell>
          <table:table-cell office:value-type="percentage" office:value="0.86452563180966069" table:style-name="ce47">
            <text:p>86,5%</text:p>
          </table:table-cell>
          <table:table-cell office:value-type="float" office:value="1204219" table:style-name="ce46">
            <text:p>1.204.21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915501966588231" table:style-name="ce47">
            <text:p>91,9%</text:p>
          </table:table-cell>
          <table:table-cell office:value-type="percentage" office:value="0.7968358664444225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0" table:style-name="ce46">
            <text:p>42.540</text:p>
          </table:table-cell>
          <table:table-cell office:value-type="percentage" office:value="1" table:style-name="ce47">
            <text:p>100,0%</text:p>
          </table:table-cell>
          <table:table-cell office:value-type="float" office:value="55939" table:style-name="ce46">
            <text:p>55.939</text:p>
          </table:table-cell>
          <table:table-cell office:value-type="percentage" office:value="1" table:style-name="ce47">
            <text:p>100,0%</text:p>
          </table:table-cell>
          <table:table-cell office:value-type="float" office:value="72441" table:style-name="ce46">
            <text:p>72.441</text:p>
          </table:table-cell>
          <table:table-cell office:value-type="percentage" office:value="0.9810004875142192" table:style-name="ce47">
            <text:p>98,1%</text:p>
          </table:table-cell>
          <table:table-cell office:value-type="float" office:value="92192" table:style-name="ce46">
            <text:p>92.192</text:p>
          </table:table-cell>
          <table:table-cell office:value-type="percentage" office:value="0.95344075123585748" table:style-name="ce47">
            <text:p>95,3%</text:p>
          </table:table-cell>
          <table:table-cell office:value-type="float" office:value="95889" table:style-name="ce46">
            <text:p>95.889</text:p>
          </table:table-cell>
          <table:table-cell office:value-type="percentage" office:value="0.88784466954315666" table:style-name="ce47">
            <text:p>88,8%</text:p>
          </table:table-cell>
          <table:table-cell office:value-type="float" office:value="64957" table:style-name="ce46">
            <text:p>64.957</text:p>
          </table:table-cell>
          <table:table-cell office:value-type="percentage" office:value="0.79857636370342144" table:style-name="ce47">
            <text:p>79,9%</text:p>
          </table:table-cell>
          <table:table-cell office:value-type="float" office:value="58481" table:style-name="ce46">
            <text:p>58.481</text:p>
          </table:table-cell>
          <table:table-cell office:value-type="percentage" office:value="0.858411496176259" table:style-name="ce47">
            <text:p>85,8%</text:p>
          </table:table-cell>
          <table:table-cell office:value-type="float" office:value="50289" table:style-name="ce46">
            <text:p>50.289</text:p>
          </table:table-cell>
          <table:table-cell office:value-type="percentage" office:value="0.89183868908278352" table:style-name="ce47">
            <text:p>89,2%</text:p>
          </table:table-cell>
          <table:table-cell office:value-type="float" office:value="532728" table:style-name="ce46">
            <text:p>532.72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635733133340447" table:style-name="ce47">
            <text:p>91,6%</text:p>
          </table:table-cell>
          <table:table-cell office:value-type="percentage" office:value="0.80570238521953363" table:style-name="ce47">
            <text:p>80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48" table:style-name="ce46">
            <text:p>164.348</text:p>
          </table:table-cell>
          <table:table-cell office:value-type="percentage" office:value="1" table:style-name="ce47">
            <text:p>100,0%</text:p>
          </table:table-cell>
          <table:table-cell office:value-type="float" office:value="213930" table:style-name="ce46">
            <text:p>213.930</text:p>
          </table:table-cell>
          <table:table-cell office:value-type="percentage" office:value="1" table:style-name="ce47">
            <text:p>100,0%</text:p>
          </table:table-cell>
          <table:table-cell office:value-type="float" office:value="279051" table:style-name="ce46">
            <text:p>279.051</text:p>
          </table:table-cell>
          <table:table-cell office:value-type="percentage" office:value="0.9961873346684802" table:style-name="ce47">
            <text:p>99,6%</text:p>
          </table:table-cell>
          <table:table-cell office:value-type="float" office:value="324826" table:style-name="ce46">
            <text:p>324.826</text:p>
          </table:table-cell>
          <table:table-cell office:value-type="percentage" office:value="0.95543522061786534" table:style-name="ce47">
            <text:p>95,5%</text:p>
          </table:table-cell>
          <table:table-cell office:value-type="float" office:value="322288" table:style-name="ce46">
            <text:p>322.288</text:p>
          </table:table-cell>
          <table:table-cell office:value-type="percentage" office:value="0.88997136411208033" table:style-name="ce47">
            <text:p>89,0%</text:p>
          </table:table-cell>
          <table:table-cell office:value-type="float" office:value="205693" table:style-name="ce46">
            <text:p>205.693</text:p>
          </table:table-cell>
          <table:table-cell office:value-type="percentage" office:value="0.78947812837036502" table:style-name="ce47">
            <text:p>78,9%</text:p>
          </table:table-cell>
          <table:table-cell office:value-type="float" office:value="167386" table:style-name="ce46">
            <text:p>167.386</text:p>
          </table:table-cell>
          <table:table-cell office:value-type="percentage" office:value="0.83055960780811178" table:style-name="ce47">
            <text:p>83,1%</text:p>
          </table:table-cell>
          <table:table-cell office:value-type="float" office:value="149922" table:style-name="ce46">
            <text:p>149.922</text:p>
          </table:table-cell>
          <table:table-cell office:value-type="percentage" office:value="0.88918543824063201" table:style-name="ce47">
            <text:p>88,9%</text:p>
          </table:table-cell>
          <table:table-cell office:value-type="float" office:value="1827444" table:style-name="ce46">
            <text:p>1.827.44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111718935473452" table:style-name="ce47">
            <text:p>92,1%</text:p>
          </table:table-cell>
          <table:table-cell office:value-type="percentage" office:value="0.8229861328779412" table:style-name="ce47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5" table:style-name="ce46">
            <text:p>3.905</text:p>
          </table:table-cell>
          <table:table-cell office:value-type="percentage" office:value="0.90435386753126445" table:style-name="ce47">
            <text:p>90,4%</text:p>
          </table:table-cell>
          <table:table-cell office:value-type="float" office:value="7686" table:style-name="ce46">
            <text:p>7.686</text:p>
          </table:table-cell>
          <table:table-cell office:value-type="percentage" office:value="0.97823596792668954" table:style-name="ce47">
            <text:p>97,8%</text:p>
          </table:table-cell>
          <table:table-cell office:value-type="float" office:value="10629" table:style-name="ce46">
            <text:p>10.629</text:p>
          </table:table-cell>
          <table:table-cell office:value-type="percentage" office:value="0.91978193146417442" table:style-name="ce47">
            <text:p>92,0%</text:p>
          </table:table-cell>
          <table:table-cell office:value-type="float" office:value="11227" table:style-name="ce46">
            <text:p>11.227</text:p>
          </table:table-cell>
          <table:table-cell office:value-type="percentage" office:value="0.8880715076728366" table:style-name="ce47">
            <text:p>88,8%</text:p>
          </table:table-cell>
          <table:table-cell office:value-type="float" office:value="9374" table:style-name="ce46">
            <text:p>9.374</text:p>
          </table:table-cell>
          <table:table-cell office:value-type="percentage" office:value="0.78812846813519422" table:style-name="ce47">
            <text:p>78,8%</text:p>
          </table:table-cell>
          <table:table-cell office:value-type="float" office:value="9407" table:style-name="ce46">
            <text:p>9.407</text:p>
          </table:table-cell>
          <table:table-cell office:value-type="percentage" office:value="0.85775508343211448" table:style-name="ce47">
            <text:p>85,8%</text:p>
          </table:table-cell>
          <table:table-cell office:value-type="float" office:value="8717" table:style-name="ce46">
            <text:p>8.717</text:p>
          </table:table-cell>
          <table:table-cell office:value-type="percentage" office:value="0.95518299364453207" table:style-name="ce47">
            <text:p>95,5%</text:p>
          </table:table-cell>
          <table:table-cell office:value-type="float" office:value="63353" table:style-name="ce46">
            <text:p>63.35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273585570351577" table:style-name="ce47">
            <text:p>89,3%</text:p>
          </table:table-cell>
          <table:table-cell office:value-type="percentage" office:value="0.75239305479679819" table:style-name="ce47">
            <text:p>75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7" table:style-name="ce46">
            <text:p>2.087</text:p>
          </table:table-cell>
          <table:table-cell office:value-type="percentage" office:value="0.88846317581949763" table:style-name="ce47">
            <text:p>88,8%</text:p>
          </table:table-cell>
          <table:table-cell office:value-type="float" office:value="3410" table:style-name="ce46">
            <text:p>3.410</text:p>
          </table:table-cell>
          <table:table-cell office:value-type="percentage" office:value="0.90981856990394883" table:style-name="ce47">
            <text:p>91,0%</text:p>
          </table:table-cell>
          <table:table-cell office:value-type="float" office:value="7455" table:style-name="ce46">
            <text:p>7.455</text:p>
          </table:table-cell>
          <table:table-cell office:value-type="percentage" office:value="0.95247221157531625" table:style-name="ce47">
            <text:p>95,2%</text:p>
          </table:table-cell>
          <table:table-cell office:value-type="float" office:value="10078" table:style-name="ce46">
            <text:p>10.078</text:p>
          </table:table-cell>
          <table:table-cell office:value-type="percentage" office:value="0.89193733958757415" table:style-name="ce47">
            <text:p>89,2%</text:p>
          </table:table-cell>
          <table:table-cell office:value-type="float" office:value="10523" table:style-name="ce46">
            <text:p>10.523</text:p>
          </table:table-cell>
          <table:table-cell office:value-type="percentage" office:value="0.87677053824362605" table:style-name="ce47">
            <text:p>87,7%</text:p>
          </table:table-cell>
          <table:table-cell office:value-type="float" office:value="9050" table:style-name="ce46">
            <text:p>9.050</text:p>
          </table:table-cell>
          <table:table-cell office:value-type="percentage" office:value="0.74589961262672055" table:style-name="ce47">
            <text:p>74,6%</text:p>
          </table:table-cell>
          <table:table-cell office:value-type="float" office:value="9285" table:style-name="ce46">
            <text:p>9.285</text:p>
          </table:table-cell>
          <table:table-cell office:value-type="percentage" office:value="0.77407253022092537" table:style-name="ce47">
            <text:p>77,4%</text:p>
          </table:table-cell>
          <table:table-cell office:value-type="float" office:value="8392" table:style-name="ce46">
            <text:p>8.392</text:p>
          </table:table-cell>
          <table:table-cell office:value-type="percentage" office:value="0.87654063087528722" table:style-name="ce47">
            <text:p>87,7%</text:p>
          </table:table-cell>
          <table:table-cell office:value-type="float" office:value="60280" table:style-name="ce46">
            <text:p>60.28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4988791292455623" table:style-name="ce47">
            <text:p>85,0%</text:p>
          </table:table-cell>
          <table:table-cell office:value-type="percentage" office:value="0.69226882263769585" table:style-name="ce47">
            <text:p>6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57" table:style-name="ce49">
            <text:p>757</text:p>
          </table:table-cell>
          <table:table-cell office:value-type="string" table:style-name="ce50">
            <text:p>-</text:p>
          </table:table-cell>
          <table:table-cell office:value-type="float" office:value="1480" table:style-name="ce49">
            <text:p>1.480</text:p>
          </table:table-cell>
          <table:table-cell office:value-type="string" table:style-name="ce50">
            <text:p>-</text:p>
          </table:table-cell>
          <table:table-cell office:value-type="float" office:value="1760" table:style-name="ce49">
            <text:p>1.760</text:p>
          </table:table-cell>
          <table:table-cell office:value-type="string" table:style-name="ce50">
            <text:p>-</text:p>
          </table:table-cell>
          <table:table-cell office:value-type="float" office:value="1475" table:style-name="ce49">
            <text:p>1.475</text:p>
          </table:table-cell>
          <table:table-cell office:value-type="string" table:style-name="ce50">
            <text:p>-</text:p>
          </table:table-cell>
          <table:table-cell office:value-type="float" office:value="184" table:style-name="ce49">
            <text:p>184</text:p>
          </table:table-cell>
          <table:table-cell office:value-type="string" table:style-name="ce50">
            <text:p>-</text:p>
          </table:table-cell>
          <table:table-cell office:value-type="float" office:value="5982" table:style-name="ce49">
            <text:p>5.98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2631" table:style-name="ce53">
            <text:p>2.942.631</text:p>
          </table:table-cell>
          <table:table-cell office:value-type="percentage" office:value="1" table:style-name="ce54">
            <text:p>100,0%</text:p>
          </table:table-cell>
          <table:table-cell office:value-type="float" office:value="3951371" table:style-name="ce53">
            <text:p>3.951.371</text:p>
          </table:table-cell>
          <table:table-cell office:value-type="percentage" office:value="0.99780962085026814" table:style-name="ce54">
            <text:p>99,8%</text:p>
          </table:table-cell>
          <table:table-cell office:value-type="float" office:value="5297746" table:style-name="ce53">
            <text:p>5.297.746</text:p>
          </table:table-cell>
          <table:table-cell office:value-type="percentage" office:value="0.99264753551911133" table:style-name="ce54">
            <text:p>99,3%</text:p>
          </table:table-cell>
          <table:table-cell office:value-type="float" office:value="6711052" table:style-name="ce53">
            <text:p>6.711.052</text:p>
          </table:table-cell>
          <table:table-cell office:value-type="percentage" office:value="0.95418171767302606" table:style-name="ce54">
            <text:p>95,4%</text:p>
          </table:table-cell>
          <table:table-cell office:value-type="float" office:value="7031209" table:style-name="ce53">
            <text:p>7.031.209</text:p>
          </table:table-cell>
          <table:table-cell office:value-type="percentage" office:value="0.89095835302164783" table:style-name="ce54">
            <text:p>89,1%</text:p>
          </table:table-cell>
          <table:table-cell office:value-type="float" office:value="4982220" table:style-name="ce53">
            <text:p>4.982.220</text:p>
          </table:table-cell>
          <table:table-cell office:value-type="percentage" office:value="0.79966255794368357" table:style-name="ce54">
            <text:p>80,0%</text:p>
          </table:table-cell>
          <table:table-cell office:value-type="float" office:value="4081161" table:style-name="ce53">
            <text:p>4.081.161</text:p>
          </table:table-cell>
          <table:table-cell office:value-type="percentage" office:value="0.82537070443955474" table:style-name="ce54">
            <text:p>82,5%</text:p>
          </table:table-cell>
          <table:table-cell office:value-type="float" office:value="3411755" table:style-name="ce53">
            <text:p>3.411.755</text:p>
          </table:table-cell>
          <table:table-cell office:value-type="percentage" office:value="0.87735420139347842" table:style-name="ce54">
            <text:p>87,7%</text:p>
          </table:table-cell>
          <table:table-cell office:value-type="float" office:value="38409145" table:style-name="ce53">
            <text:p>38.409.14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190177490520086" table:style-name="ce54">
            <text:p>91,2%</text:p>
          </table:table-cell>
          <table:table-cell office:value-type="percentage" office:value="0.8094520861030885" table:style-name="ce54">
            <text:p>80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03T13:55:02Z</dc:date>
  </office:meta>
</office:document-meta>
</file>